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5.59mm"/>
    </style:style>
    <style:style style:name="co6" style:family="table-column">
      <style:table-column-properties fo:break-before="auto" style:column-width="12.89mm"/>
    </style:style>
    <style:style style:name="co7" style:family="table-column">
      <style:table-column-properties fo:break-before="auto" style:column-width="2.26mm"/>
    </style:style>
    <style:style style:name="co8" style:family="table-column">
      <style:table-column-properties fo:break-before="auto" style:column-width="49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7.94mm"/>
    </style:style>
    <style:style style:name="co12" style:family="table-column">
      <style:table-column-properties fo:break-before="auto" style:column-width="4.45mm"/>
    </style:style>
    <style:style style:name="co13" style:family="table-column">
      <style:table-column-properties fo:break-before="auto" style:column-width="36.39mm"/>
    </style:style>
    <style:style style:name="co14" style:family="table-column">
      <style:table-column-properties fo:break-before="auto" style:column-width="11.47mm"/>
    </style:style>
    <style:style style:name="co15" style:family="table-column">
      <style:table-column-properties fo:break-before="auto" style:column-width="10.6mm"/>
    </style:style>
    <style:style style:name="co16" style:family="table-column">
      <style:table-column-properties fo:break-before="auto" style:column-width="24.96mm"/>
    </style:style>
    <style:style style:name="co17" style:family="table-column">
      <style:table-column-properties fo:break-before="auto" style:column-width="10.32mm"/>
    </style:style>
    <style:style style:name="co18" style:family="table-column">
      <style:table-column-properties fo:break-before="auto" style:column-width="6.79mm"/>
    </style:style>
    <style:style style:name="co19" style:family="table-column">
      <style:table-column-properties fo:break-before="auto" style:column-width="26.37mm"/>
    </style:style>
    <style:style style:name="co20" style:family="table-column">
      <style:table-column-properties fo:break-before="auto" style:column-width="7.71mm"/>
    </style:style>
    <style:style style:name="co21" style:family="table-column">
      <style:table-column-properties fo:break-before="auto" style:column-width="42.14mm"/>
    </style:style>
    <style:style style:name="co22" style:family="table-column">
      <style:table-column-properties fo:break-before="auto" style:column-width="10.2mm"/>
    </style:style>
    <style:style style:name="co23" style:family="table-column">
      <style:table-column-properties fo:break-before="auto" style:column-width="97.17mm"/>
    </style:style>
    <style:style style:name="co24" style:family="table-column">
      <style:table-column-properties fo:break-before="auto" style:column-width="12.03mm"/>
    </style:style>
    <style:style style:name="co25" style:family="table-column">
      <style:table-column-properties fo:break-before="auto" style:column-width="5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" fo:font-size="10pt" style:font-size-asian="10pt" style:font-size-complex="1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COURIER" fo:font-size="10pt" style:font-size-asian="10pt" style:font-size-complex="10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font-name="COURI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font-name="COURIER" fo:font-size="10pt" style:font-size-asian="10pt" style:font-size-complex="10pt"/>
    </style:style>
    <style:style style:name="ce11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COURIER"/>
    </style:style>
    <style:style style:name="ce14" style:family="table-cell" style:parent-style-name="Default">
      <style:text-properties style:font-name="COURIE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17" style:family="table-cell" style:parent-style-name="Default">
      <style:text-properties style:font-name="COURIER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dc578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OURIER" fo:font-size="10pt" style:font-size-asian="10pt" style:font-size-complex="10pt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"/>
    </style:style>
    <style:style style:name="ce29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COURIER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start" fo:margin-left="0mm"/>
      <style:text-properties style:font-name="COURIER"/>
    </style:style>
    <style:style style:name="ce32" style:family="table-cell" style:parent-style-name="Default">
      <style:table-cell-properties fo:background-color="#ffbf00" style:text-align-source="fix" style:repeat-content="false"/>
      <style:paragraph-properties fo:text-align="start" fo:margin-left="0mm"/>
      <style:text-properties style:font-name="COURIER"/>
    </style:style>
    <style:style style:name="ce33" style:family="table-cell" style:parent-style-name="Default">
      <style:table-cell-properties fo:background-color="#ffa6a6" style:text-align-source="fix" style:repeat-content="false"/>
      <style:paragraph-properties fo:text-align="start" fo:margin-left="0mm"/>
      <style:text-properties style:font-name="COURIER"/>
    </style:style>
    <style:style style:name="ce36" style:family="table-cell" style:parent-style-name="Default">
      <style:table-cell-properties fo:background-color="#ff4000" style:text-align-source="fix" style:repeat-content="false"/>
      <style:paragraph-properties fo:text-align="start" fo:margin-left="0mm"/>
      <style:text-properties style:font-name="COURIER"/>
    </style:style>
    <style:style style:name="ce40" style:family="table-cell" style:parent-style-name="Default">
      <style:table-cell-properties fo:background-color="#c2e0ae" style:text-align-source="fix" style:repeat-content="false"/>
      <style:paragraph-properties fo:text-align="start" fo:margin-left="0mm"/>
      <style:text-properties style:font-name="COURIER"/>
    </style:style>
    <style:style style:name="ce41" style:family="table-cell" style:parent-style-name="Default" style:data-style-name="N105">
      <style:table-cell-properties style:text-align-source="fix" style:repeat-content="false"/>
      <style:paragraph-properties fo:text-align="center" fo:margin-left="0mm"/>
      <style:text-properties style:font-name="COURIER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OURIE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OURIER"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cccccc"/>
      <style:text-properties style:font-name="COURIER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transparent"/>
      <style:text-properties style:font-name="COURIER" fo:font-size="10pt" style:font-size-asian="10pt" style:font-size-complex="10pt"/>
    </style:style>
    <style:style style:name="ce57" style:family="table-cell" style:parent-style-name="Default">
      <style:table-cell-properties fo:background-color="#c2e0ae"/>
      <style:text-properties style:font-name="COURIER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font-name="COURIER" fo:font-size="9pt" style:font-size-asian="9pt" style:font-size-complex="9pt"/>
    </style:style>
    <style:style style:name="ce64" style:family="table-cell" style:parent-style-name="Default">
      <style:table-cell-properties fo:background-color="transparent"/>
      <style:text-properties style:font-name="COURIER"/>
    </style:style>
    <style:style style:name="ce80" style:family="table-cell" style:parent-style-name="Default">
      <style:table-cell-properties fo:background-color="#fcd4d1"/>
      <style:text-properties style:font-name="COURIER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fff200"/>
      <style:text-properties style:font-name="COURIER" fo:font-size="10pt" style:font-size-asian="10pt" style:font-size-complex="10pt"/>
    </style:style>
    <style:style style:name="ce85" style:family="table-cell" style:parent-style-name="Default" style:data-style-name="N1">
      <style:table-cell-properties fo:background-color="#fff200"/>
      <style:text-properties style:font-name="COURIER" fo:font-size="10pt" style:font-size-asian="10pt" style:font-size-complex="10pt"/>
    </style:style>
    <style:style style:name="ce86" style:family="table-cell" style:parent-style-name="Default">
      <style:table-cell-properties fo:background-color="#fff200"/>
      <style:text-properties style:font-name="COURIER"/>
    </style:style>
    <style:style style:name="ce87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200"/>
      <style:text-properties style:font-name="COURIER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transparent"/>
      <style:text-properties style:font-name="COURIER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ext-properties style:font-name="COURIER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" fo:font-size="10pt" style:font-size-asian="10pt" style:font-size-complex="10pt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COURIER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COURIER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OURIER" fo:font-size="10pt" style:font-size-asian="10pt" style:font-size-complex="10pt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OURIER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QUETES SAT&gt;T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15"/>
        <table:table-column table:style-name="co3" table:default-cell-style-name="ce15"/>
        <table:table-column table:style-name="co4" table:default-cell-style-name="ce2"/>
        <table:table-column table:style-name="co5" table:default-cell-style-name="ce17"/>
        <table:table-column table:style-name="co6" table:number-columns-repeated="2" table:default-cell-style-name="ce15"/>
        <table:table-column table:style-name="co6" table:default-cell-style-name="ce14"/>
        <table:table-column table:style-name="co7" table:default-cell-style-name="ce84"/>
        <table:table-column table:style-name="co8" table:default-cell-style-name="ce17"/>
        <table:table-column table:style-name="co9" table:default-cell-style-name="ce94"/>
        <table:table-column table:style-name="co10" table:default-cell-style-name="ce17"/>
        <table:table-column table:style-name="co7" table:default-cell-style-name="ce8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2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2" table:default-cell-style-name="ce17"/>
        <table:table-column table:style-name="co16" table:default-cell-style-name="ce17"/>
        <table:table-column table:style-name="co17" table:default-cell-style-name="ce17"/>
        <table:table-column table:style-name="co7" table:default-cell-style-name="ce84"/>
        <table:table-column table:style-name="co18" table:number-columns-repeated="2" table:default-cell-style-name="ce17"/>
        <table:table-column table:style-name="co19" table:default-cell-style-name="ce15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9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7" table:default-cell-style-name="ce84"/>
        <table:table-column table:style-name="co9" table:number-columns-repeated="987" table:default-cell-style-name="ce17"/>
        <table:table-row table:style-name="ro1">
          <table:table-cell table:style-name="ce1" office:value-type="string" calcext:value-type="string">
            <text:p>AMSAT GENESIS FRAME FORMAT</text:p>
          </table:table-cell>
          <table:table-cell table:style-name="ce9"/>
          <table:table-cell table:style-name="ce1" table:number-columns-repeated="3"/>
          <table:table-cell table:style-name="ce9"/>
          <table:table-cell table:style-name="ce49" office:value-type="float" office:value="20200113" calcext:value-type="float">
            <text:p>20200113</text:p>
          </table:table-cell>
          <table:table-cell table:style-name="ce18"/>
          <table:table-cell table:number-columns-repeated="3"/>
          <table:table-cell office:value-type="string" calcext:value-type="string">
            <text:p>#define DBVERSION</text:p>
          </table:table-cell>
          <table:table-cell table:formula="of:=[.G1]" office:value-type="float" office:value="20200113" calcext:value-type="float">
            <text:p>20200113</text:p>
          </table:table-cell>
          <table:table-cell table:number-columns-repeated="3"/>
          <table:table-cell table:style-name="ce97" table:number-columns-repeated="9"/>
          <table:table-cell table:number-columns-repeated="9"/>
          <table:table-cell table:style-name="ce97" table:number-columns-repeated="2"/>
          <table:table-cell/>
          <table:table-cell table:style-name="ce97" table:number-columns-repeated="987"/>
        </table:table-row>
        <table:table-row table:style-name="ro1">
          <table:table-cell table:number-columns-repeated="11"/>
          <table:table-cell table:style-name="ce15" office:value-type="string" calcext:value-type="string">
            <text:p>#define PKT0B </text:p>
          </table:table-cell>
          <table:table-cell table:formula="of:=[.A22]" office:value-type="float" office:value="0" calcext:value-type="float">
            <text:p>0</text:p>
          </table:table-cell>
          <table:table-cell table:style-name="ce14"/>
          <table:table-cell table:number-columns-repeated="12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6"/>
          <table:table-cell office:value-type="string" calcext:value-type="string">
            <text:p>N O T A S</text:p>
          </table:table-cell>
          <table:table-cell table:number-columns-repeated="4"/>
          <table:table-cell table:style-name="ce15" office:value-type="string" calcext:value-type="string">
            <text:p>#define PKT0E </text:p>
          </table:table-cell>
          <table:table-cell table:formula="of:=[.A30]" office:value-type="float" office:value="8" calcext:value-type="float">
            <text:p>8</text:p>
          </table:table-cell>
          <table:table-cell table:style-name="ce14"/>
          <table:table-cell table:number-columns-repeated="12"/>
          <table:table-cell table:style-name="ce14" office:value-type="string" calcext:value-type="string">
            <text:p>//quitar tabs" por " <text:s/></text:p>
          </table:table-cell>
          <table:table-cell table:style-name="ce14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5"/>
          <table:table-cell table:style-name="ce41"/>
          <table:table-cell office:value-type="string" calcext:value-type="string">
            <text:p>transmision LSB de cada variable primero</text:p>
          </table:table-cell>
          <table:table-cell table:number-columns-repeated="4"/>
          <table:table-cell table:style-name="ce15" office:value-type="string" calcext:value-type="string">
            <text:p>#define PKT1B </text:p>
          </table:table-cell>
          <table:table-cell table:formula="of:=[.A39]" office:value-type="float" office:value="9" calcext:value-type="float">
            <text:p>9</text:p>
          </table:table-cell>
          <table:table-cell table:style-name="ce14"/>
          <table:table-cell table:number-columns-repeated="12"/>
          <table:table-cell table:style-name="ce14" office:value-type="string" calcext:value-type="string">
            <text:p>//quitar "tabs por " <text:s/></text:p>
          </table:table-cell>
          <table:table-cell table:style-name="ce14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6"/>
          <table:table-cell office:value-type="string" calcext:value-type="string">
            <text:p>OJO, PAQUETES TAMAÑO MULTIPLO DE OCHO BITS</text:p>
          </table:table-cell>
          <table:table-cell table:number-columns-repeated="4"/>
          <table:table-cell table:style-name="ce15" office:value-type="string" calcext:value-type="string">
            <text:p>#define PKT1E </text:p>
          </table:table-cell>
          <table:table-cell table:formula="of:=[.A58]" office:value-type="float" office:value="28" calcext:value-type="float">
            <text:p>28</text:p>
          </table:table-cell>
          <table:table-cell table:style-name="ce14"/>
          <table:table-cell table:number-columns-repeated="12"/>
          <table:table-cell table:style-name="Default" table:number-columns-repeated="4"/>
          <table:table-cell table:style-name="ce14"/>
          <table:table-cell table:number-columns-repeated="993"/>
        </table:table-row>
        <table:table-row table:style-name="ro1">
          <table:table-cell table:number-columns-repeated="6"/>
          <table:table-cell office:value-type="string" calcext:value-type="string">
            <text:p>DIRECCIONAMIENTO HASTA 15 SATELITES</text:p>
          </table:table-cell>
          <table:table-cell table:number-columns-repeated="4"/>
          <table:table-cell table:style-name="ce15" office:value-type="string" calcext:value-type="string">
            <text:p>#define PKT2B </text:p>
          </table:table-cell>
          <table:table-cell table:formula="of:=[.A67]" office:value-type="float" office:value="29" calcext:value-type="float">
            <text:p>29</text:p>
          </table:table-cell>
          <table:table-cell table:style-name="ce14"/>
          <table:table-cell table:number-columns-repeated="12"/>
          <table:table-cell table:style-name="ce14" office:value-type="string" calcext:value-type="string">
            <text:p>//quitar &amp;tab por &amp;</text:p>
          </table:table-cell>
          <table:table-cell table:style-name="ce14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6"/>
          <table:table-cell office:value-type="string" calcext:value-type="string">
            <text:p>a la direccion 0 atienden todos</text:p>
          </table:table-cell>
          <table:table-cell table:number-columns-repeated="4"/>
          <table:table-cell table:style-name="ce15" office:value-type="string" calcext:value-type="string">
            <text:p>#define PKT2E </text:p>
          </table:table-cell>
          <table:table-cell table:formula="of:=[.A102]" office:value-type="float" office:value="64" calcext:value-type="float">
            <text:p>64</text:p>
          </table:table-cell>
          <table:table-cell table:style-name="ce14"/>
          <table:table-cell table:number-columns-repeated="12"/>
          <table:table-cell table:style-name="ce14" office:value-type="string" calcext:value-type="string">
            <text:p>//quitar &amp;0 por 0</text:p>
          </table:table-cell>
          <table:table-cell table:style-name="ce14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6"/>
          <table:table-cell table:style-name="ce14"/>
          <table:table-cell table:number-columns-repeated="4"/>
          <table:table-cell table:style-name="ce15" office:value-type="string" calcext:value-type="string">
            <text:p>#define PKT3B </text:p>
          </table:table-cell>
          <table:table-cell table:formula="of:=[.A110]" office:value-type="float" office:value="65" calcext:value-type="float">
            <text:p>65</text:p>
          </table:table-cell>
          <table:table-cell table:style-name="ce14"/>
          <table:table-cell table:number-columns-repeated="12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993"/>
        </table:table-row>
        <table:table-row table:style-name="ro1">
          <table:table-cell table:number-columns-repeated="6"/>
          <table:table-cell table:style-name="ce14"/>
          <table:table-cell table:number-columns-repeated="4"/>
          <table:table-cell table:style-name="ce15" office:value-type="string" calcext:value-type="string">
            <text:p>#define PKT3E </text:p>
          </table:table-cell>
          <table:table-cell table:formula="of:=[.A169]" office:value-type="float" office:value="124" calcext:value-type="float">
            <text:p>124</text:p>
          </table:table-cell>
          <table:table-cell table:style-name="ce14"/>
          <table:table-cell table:number-columns-repeated="11"/>
          <table:table-cell table:style-name="ce98"/>
          <table:table-cell table:style-name="ce14" table:number-columns-repeated="2"/>
          <table:table-cell table:style-name="ce28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4B </text:p>
          </table:table-cell>
          <table:table-cell table:style-name="ce95" table:formula="of:=[.A179]" office:value-type="float" office:value="125" calcext:value-type="float">
            <text:p>125</text:p>
          </table:table-cell>
          <table:table-cell table:style-name="ce14"/>
          <table:table-cell table:style-name="ce85"/>
          <table:table-cell table:style-name="ce14" table:number-columns-repeated="7"/>
          <table:table-cell table:style-name="ce56" table:number-columns-repeated="3"/>
          <table:table-cell/>
          <table:table-cell office:value-type="string" calcext:value-type="string">
            <text:p>#ifdef LINUX</text:p>
          </table:table-cell>
          <table:table-cell table:number-columns-repeated="4"/>
          <table:table-cell table:style-name="ce14"/>
          <table:table-cell table:style-name="ce15" table:number-columns-repeated="2"/>
          <table:table-cell table:style-name="ce56"/>
          <table:table-cell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4E </text:p>
          </table:table-cell>
          <table:table-cell table:style-name="ce95" table:formula="of:=[.A196]" office:value-type="float" office:value="142" calcext:value-type="float">
            <text:p>142</text:p>
          </table:table-cell>
          <table:table-cell table:style-name="ce14"/>
          <table:table-cell table:style-name="ce85"/>
          <table:table-cell table:style-name="ce15" office:value-type="string" calcext:value-type="string">
            <text:p>struct _tlm tlm[]={</text:p>
          </table:table-cell>
          <table:table-cell table:style-name="ce56" table:number-columns-repeated="6"/>
          <table:table-cell table:number-columns-repeated="3"/>
          <table:table-cell table:style-name="ce85"/>
          <table:table-cell table:style-name="ce15" office:value-type="string" calcext:value-type="string">
            <text:p>struct _tlm2 tlm2[]={</text:p>
          </table:table-cell>
          <table:table-cell table:style-name="ce14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10"/>
          <table:table-cell table:style-name="ce85"/>
          <table:table-cell table:style-name="ce15" office:value-type="string" calcext:value-type="string">
            <text:p>#define PKT0LEN </text:p>
          </table:table-cell>
          <table:table-cell table:style-name="ce95" table:formula="of:=[.C32]" office:value-type="float" office:value="6" calcext:value-type="float">
            <text:p>6</text:p>
          </table:table-cell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1LEN </text:p>
          </table:table-cell>
          <table:table-cell table:style-name="ce95" table:formula="of:=[.C60]" office:value-type="float" office:value="19" calcext:value-type="float">
            <text:p>19</text:p>
          </table:table-cell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2LEN </text:p>
          </table:table-cell>
          <table:table-cell table:style-name="ce95" table:formula="of:=[.C104]" office:value-type="float" office:value="42" calcext:value-type="float">
            <text:p>42</text:p>
          </table:table-cell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3LEN </text:p>
          </table:table-cell>
          <table:table-cell table:style-name="ce95" table:formula="of:=[.C171]" office:value-type="float" office:value="91" calcext:value-type="float">
            <text:p>91</text:p>
          </table:table-cell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5" office:value-type="string" calcext:value-type="string">
            <text:p>#define PKTLEN </text:p>
          </table:table-cell>
          <table:table-cell table:style-name="ce95" table:formula="of:=MAX([.M12:.M15])" office:value-type="float" office:value="91" calcext:value-type="float">
            <text:p>91</text:p>
          </table:table-cell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3"/>
          <table:table-cell table:style-name="ce85"/>
          <table:table-cell table:style-name="ce14" table:number-columns-repeated="3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number-columns-repeated="6"/>
          <table:table-cell table:style-name="ce14"/>
          <table:table-cell table:number-columns-repeated="3"/>
          <table:table-cell table:style-name="ce86"/>
          <table:table-cell table:style-name="ce15"/>
          <table:table-cell table:style-name="ce95"/>
          <table:table-cell table:style-name="ce14"/>
          <table:table-cell table:style-name="ce85"/>
          <table:table-cell table:number-columns-repeated="10"/>
          <table:table-cell table:style-name="ce85"/>
          <table:table-cell table:style-name="ce14" table:number-columns-repeated="2"/>
          <table:table-cell table:style-name="ce28"/>
          <table:table-cell table:style-name="ce14" table:number-columns-repeated="2"/>
          <table:table-cell table:number-columns-repeated="5"/>
          <table:table-cell table:style-name="ce85"/>
          <table:table-cell table:number-columns-repeated="987"/>
        </table:table-row>
        <table:table-row table:style-name="ro1">
          <table:table-cell table:style-name="ce3" table:number-columns-repeated="3"/>
          <table:table-cell table:style-name="ce16" table:number-columns-repeated="2"/>
          <table:table-cell table:style-name="ce4"/>
          <table:table-cell table:style-name="ce51" office:value-type="string" calcext:value-type="string">
            <text:p>PAQUETE TIPO UNO</text:p>
          </table:table-cell>
          <table:table-cell table:number-columns-repeated="3"/>
          <table:table-cell table:style-name="ce87"/>
          <table:table-cell table:style-name="ce14"/>
          <table:table-cell table:style-name="ce15" table:number-columns-repeated="2"/>
          <table:table-cell table:style-name="ce87"/>
          <table:table-cell table:style-name="ce15" table:number-columns-repeated="10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4"/>
          <table:table-cell table:style-name="ce56" table:number-columns-repeated="983"/>
        </table:table-row>
        <table:table-row table:style-name="ro1">
          <table:table-cell table:number-columns-repeated="2" table:style-name="ce4" office:value-type="string" calcext:value-type="string">
            <text:p>ID</text:p>
          </table:table-cell>
          <table:table-cell table:style-name="ce4" office:value-type="string" calcext:value-type="string">
            <text:p>bits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VARIABLE</text:p>
          </table:table-cell>
          <table:table-cell table:style-name="ce4"/>
          <table:table-cell table:style-name="ce51" office:value-type="string" calcext:value-type="string">
            <text:p>DESCRIPTION</text:p>
          </table:table-cell>
          <table:table-cell table:style-name="ce82" table:number-columns-repeated="2"/>
          <table:table-cell/>
          <table:table-cell table:style-name="ce88"/>
          <table:table-cell table:style-name="ce82" table:number-columns-repeated="3"/>
          <table:table-cell table:style-name="ce88"/>
          <table:table-cell table:style-name="ce82" table:number-columns-repeated="10"/>
          <table:table-cell table:style-name="ce88"/>
          <table:table-cell table:style-name="ce82" table:number-columns-repeated="10"/>
          <table:table-cell table:style-name="ce88"/>
          <table:table-cell table:style-name="ce82" table:number-columns-repeated="4"/>
          <table:table-cell table:style-name="ce92"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0x55555555</text:p>
          </table:table-cell>
          <table:table-cell table:number-columns-repeated="2"/>
          <table:table-cell table:formula="of:=CONCATENATE([.H22];&quot; &quot;;[.E22];&quot;=&quot;;[.I22];&quot;;&quot;)" office:value-type="string" office:string-value="u32 training=0x55555555;" calcext:value-type="string">
            <text:p>u32 training=0x55555555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2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2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2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2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2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22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3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3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3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3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3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syn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ncronizacion 11001100 0x3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0x33</text:p>
          </table:table-cell>
          <table:table-cell table:number-columns-repeated="2"/>
          <table:table-cell table:formula="of:=CONCATENATE([.H24];&quot; &quot;;[.E24];&quot;=&quot;;[.I24];&quot;;&quot;)" office:value-type="string" office:string-value="u8 sync=0x33;" calcext:value-type="string">
            <text:p>u8 sync=0x33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4]" office:value-type="string" office:string-value="sync" calcext:value-type="string">
            <text:p>syn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4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4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4]" office:value-type="string" office:string-value="sync" calcext:value-type="string">
            <text:p>sync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4]" office:value-type="string" office:string-value="sincronizacion 11001100 0x33" calcext:value-type="string">
            <text:p>sincronizacion 11001100 0x33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le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ongitud/tipo paquete</text:p>
          </table:table-cell>
          <table:table-cell office:value-type="string" calcext:value-type="string">
            <text:p>u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H25];&quot; &quot;;[.E25];&quot;=&quot;;[.I25];&quot;;&quot;)" office:value-type="string" office:string-value="u8 len=0;" calcext:value-type="string">
            <text:p>u8 len=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5]" office:value-type="string" office:string-value="len" calcext:value-type="string">
            <text:p>le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5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5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5]" office:value-type="string" office:string-value="len" calcext:value-type="string">
            <text:p>len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5]" office:value-type="string" office:string-value="longitud/tipo paquete" calcext:value-type="string">
            <text:p>longitud/tipo paquet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addres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u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H26];&quot; &quot;;[.E26];&quot;=&quot;;[.I26];&quot;;&quot;)" office:value-type="string" office:string-value="u8 address=0;" calcext:value-type="string">
            <text:p>u8 address=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6]" office:value-type="string" office:string-value="address" calcext:value-type="string">
            <text:p>addres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6]" office:value-type="string" office:string-value="address" calcext:value-type="string">
            <text:p>address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6]" office:value-type="string" office:string-value="direccion" calcext:value-type="string">
            <text:p>direccio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2">
          <table:table-cell table:formula="of:=[.A26]+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seq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umero de secuencia</text:p>
          </table:table-cell>
          <table:table-cell office:value-type="string" calcext:value-type="string">
            <text:p>u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H27];&quot; &quot;;[.E27];&quot;=&quot;;[.I27];&quot;;&quot;)" office:value-type="string" office:string-value="u8 seq=0;" calcext:value-type="string">
            <text:p>u8 seq=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7]" office:value-type="string" office:string-value="seq" calcext:value-type="string">
            <text:p>seq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7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7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7]" office:value-type="string" office:string-value="seq" calcext:value-type="string">
            <text:p>seq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7]" office:value-type="string" office:string-value="numero de secuencia" calcext:value-type="string">
            <text:p>numero de secuenc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0xf0</text:p>
          </table:table-cell>
          <table:table-cell table:number-columns-repeated="2"/>
          <table:table-cell table:formula="of:=CONCATENATE([.H28];&quot; &quot;;[.E28];&quot;=&quot;;[.I28];&quot;;&quot;)" office:value-type="string" office:string-value="u8 key=0xf0;" calcext:value-type="string">
            <text:p>u8 key=0xf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8]" office:value-type="string" office:string-value="key" calcext:value-type="string">
            <text:p>key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8]" office:value-type="string" office:string-value="key" calcext:value-type="string">
            <text:p>key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8]" office:value-type="string" office:string-value="clave" calcext:value-type="string">
            <text:p>clav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0x33</text:p>
          </table:table-cell>
          <table:table-cell table:number-columns-repeated="2"/>
          <table:table-cell table:formula="of:=CONCATENATE([.H29];&quot; &quot;;[.E29];&quot;=&quot;;[.I29];&quot;;&quot;)" office:value-type="string" office:string-value="u8 value=0x33;" calcext:value-type="string">
            <text:p>u8 value=0x33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29]" office:value-type="string" office:string-value="value" calcext:value-type="string">
            <text:p>value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2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2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2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29]" office:value-type="string" office:string-value="value" calcext:value-type="string">
            <text:p>value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29]" office:value-type="string" office:string-value="valor" calcext:value-type="string">
            <text:p>valor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checksu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u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H30];&quot; &quot;;[.E30];&quot;=&quot;;[.I30];&quot;;&quot;)" office:value-type="string" office:string-value="u16 checksum=0;" calcext:value-type="string">
            <text:p>u16 checksum=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30]" office:value-type="string" office:string-value="checksum" calcext:value-type="string">
            <text:p>checksum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3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3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3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30]" office:value-type="string" office:string-value="checksum" calcext:value-type="string">
            <text:p>checksum</text:p>
          </table:table-cell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","</text:p>
          </table:table-cell>
          <table:table-cell table:formula="of:=[.G30]" office:value-type="string" office:string-value="checksum" calcext:value-type="string">
            <text:p>checksum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utiles</text:p>
          </table:table-cell>
          <table:table-cell table:style-name="ce4" table:formula="of:=SUM([.C24:.C30])" office:value-type="float" office:value="48" calcext:value-type="float">
            <text:p>48</text:p>
          </table:table-cell>
          <table:table-cell/>
          <table:table-cell office:value-type="string" calcext:value-type="string">
            <text:p>bits</text:p>
          </table:table-cell>
          <table:table-cell table:number-columns-repeated="16"/>
          <table:table-cell table:style-name="ce2"/>
          <table:table-cell table:number-columns-repeated="1002"/>
        </table:table-row>
        <table:table-row table:style-name="ro1">
          <table:table-cell table:number-columns-repeated="2"/>
          <table:table-cell table:style-name="ce11" table:formula="of:=[.C31]/8" office:value-type="float" office:value="6" calcext:value-type="float">
            <text:p>6,0</text:p>
          </table:table-cell>
          <table:table-cell/>
          <table:table-cell office:value-type="string" calcext:value-type="string">
            <text:p>byte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[.C31]+[.C22]+[.C23]" office:value-type="float" office:value="112" calcext:value-type="float">
            <text:p>112</text:p>
          </table:table-cell>
          <table:table-cell/>
          <table:table-cell office:value-type="string" calcext:value-type="string">
            <text:p>bit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table:formula="of:=[.C33]/50*1000" office:value-type="float" office:value="2240" calcext:value-type="float">
            <text:p>2240</text:p>
          </table:table-cell>
          <table:table-cell/>
          <table:table-cell office:value-type="string" calcext:value-type="string">
            <text:p>m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 table:number-rows-repeated="2">
          <table:table-cell table:number-columns-repeated="10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>
          <table:table-cell table:style-name="ce3" table:number-columns-repeated="3"/>
          <table:table-cell table:style-name="ce16" table:number-columns-repeated="2"/>
          <table:table-cell table:style-name="ce4"/>
          <table:table-cell table:style-name="ce51" office:value-type="string" calcext:value-type="string">
            <text:p>PAQUETE TIPO DOS (TLM FRECUENTE)</text:p>
          </table:table-cell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>
          <table:table-cell table:number-columns-repeated="2" table:style-name="ce4" office:value-type="string" calcext:value-type="string">
            <text:p>ID</text:p>
          </table:table-cell>
          <table:table-cell table:style-name="ce4" office:value-type="string" calcext:value-type="string">
            <text:p>bits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VARIABLE</text:p>
          </table:table-cell>
          <table:table-cell table:style-name="ce4" office:value-type="string" calcext:value-type="string">
            <text:p>MU</text:p>
          </table:table-cell>
          <table:table-cell table:style-name="ce51" office:value-type="string" calcext:value-type="string">
            <text:p>DESCRIPTION</text:p>
          </table:table-cell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3"/>
          <table:table-cell table:number-columns-repeated="974"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3"/>
          <table:table-cell table:style-name="ce90"/>
          <table:table-cell table:style-name="ce92"/>
          <table:table-cell table:style-name="ce96"/>
          <table:table-cell table:style-name="ce92"/>
          <table:table-cell table:style-name="ce90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39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39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39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 table:style-name="ce90"/>
          <table:table-cell table:style-name="ce2" office:value-type="string" calcext:value-type="string">
            <text:p>{</text:p>
          </table:table-cell>
          <table:table-cell table:style-name="ce2"/>
          <table:table-cell table:formula="of:=[.D3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39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39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39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style-name="ce90"/>
          <table:table-cell table:number-columns-repeated="987"/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3"/>
          <table:table-cell table:style-name="ce90"/>
          <table:table-cell table:style-name="ce92"/>
          <table:table-cell table:style-name="ce96"/>
          <table:table-cell table:style-name="ce92"/>
          <table:table-cell table:style-name="ce90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0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0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0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 table:style-name="ce90"/>
          <table:table-cell table:style-name="ce2" office:value-type="string" calcext:value-type="string">
            <text:p>{</text:p>
          </table:table-cell>
          <table:table-cell table:style-name="ce2"/>
          <table:table-cell table:formula="of:=[.D4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0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40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0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style-name="ce90"/>
          <table:table-cell table:number-columns-repeated="987"/>
        </table:table-row>
        <table:table-row table:style-name="ro1">
          <table:table-cell table:formula="of:=[.A40]+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13" office:value-type="string" calcext:value-type="string">
            <text:p>syn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ncronizacion 11001100 0x33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1]" office:value-type="string" office:string-value="sync" calcext:value-type="string">
            <text:p>syn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4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1]" office:value-type="string" office:string-value="sync" calcext:value-type="string">
            <text:p>sync</text:p>
          </table:table-cell>
          <table:table-cell office:value-type="string" calcext:value-type="string">
            <text:p>","</text:p>
          </table:table-cell>
          <table:table-cell table:formula="of:=[.F41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1]" office:value-type="string" office:string-value="sincronizacion 11001100 0x33" calcext:value-type="string">
            <text:p>sincronizacion 11001100 0x33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1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le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ongitud/tipo paquete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2]" office:value-type="string" office:string-value="len" calcext:value-type="string">
            <text:p>le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2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2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4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2]" office:value-type="string" office:string-value="len" calcext:value-type="string">
            <text:p>len</text:p>
          </table:table-cell>
          <table:table-cell office:value-type="string" calcext:value-type="string">
            <text:p>","</text:p>
          </table:table-cell>
          <table:table-cell table:formula="of:=[.F4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2]" office:value-type="string" office:string-value="longitud/tipo paquete" calcext:value-type="string">
            <text:p>longitud/tipo paquet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2]+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7"/>
          <table:table-cell table:style-name="ce13" office:value-type="string" calcext:value-type="string">
            <text:p>address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direccion originatario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3]" office:value-type="string" office:string-value="address" calcext:value-type="string">
            <text:p>addres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3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3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4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3]" office:value-type="string" office:string-value="address" calcext:value-type="string">
            <text:p>address</text:p>
          </table:table-cell>
          <table:table-cell office:value-type="string" calcext:value-type="string">
            <text:p>","</text:p>
          </table:table-cell>
          <table:table-cell table:formula="of:=[.F43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3]" office:value-type="string" office:string-value="direccion originatario" calcext:value-type="string">
            <text:p>direccion originatario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3]+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seq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numero de secuencia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4]" office:value-type="string" office:string-value="seq" calcext:value-type="string">
            <text:p>seq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4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4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4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4]" office:value-type="string" office:string-value="seq" calcext:value-type="string">
            <text:p>seq</text:p>
          </table:table-cell>
          <table:table-cell office:value-type="string" calcext:value-type="string">
            <text:p>","</text:p>
          </table:table-cell>
          <table:table-cell table:formula="of:=[.F44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4]" office:value-type="string" office:string-value="numero de secuencia" calcext:value-type="string">
            <text:p>numero de secuenc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4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 office:value-type="string" calcext:value-type="string">
            <text:p>_free_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sin asignar tq tamanyo paquete multiplo 8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45];&quot; &quot;;[.E45];&quot;=&quot;;[.I45];&quot;;&quot;)" office:value-type="string" office:string-value="u16 _free_=999;" calcext:value-type="string">
            <text:p>u16 _free_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5]" office:value-type="string" office:string-value="_free_" calcext:value-type="string">
            <text:p>_free_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5]" office:value-type="float" office:value="5" calcext:value-type="float">
            <text:p>5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5]" office:value-type="float" office:value="5" calcext:value-type="float">
            <text:p>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4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45]" office:value-type="string" office:string-value="_free_" calcext:value-type="string">
            <text:p>_free_</text:p>
          </table:table-cell>
          <table:table-cell office:value-type="string" calcext:value-type="string">
            <text:p>","</text:p>
          </table:table-cell>
          <table:table-cell table:formula="of:=[.F45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45]" office:value-type="string" office:string-value="sin asignar tq tamanyo paquete multiplo 8" calcext:value-type="string">
            <text:p>sin asignar tq tamanyo paquete multiplo 8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5]+1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2]</text:p>
          </table:table-cell>
          <table:table-cell table:style-name="ce19" office:value-type="string" calcext:value-type="string">
            <text:p>ixp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X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46];&quot; &quot;;[.E46];&quot;=&quot;;[.I46];&quot;;&quot;)" office:value-type="string" office:string-value="u16 ixp=999;" calcext:value-type="string">
            <text:p>u16 ix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6]" office:value-type="string" office:string-value="ixp" calcext:value-type="string">
            <text:p>ix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46]" office:value-type="string" office:string-value="adc[12]" calcext:value-type="string">
            <text:p>adc[12]</text:p>
          </table:table-cell>
          <table:table-cell office:value-type="string" calcext:value-type="string">
            <text:p>,"</text:p>
          </table:table-cell>
          <table:table-cell table:formula="of:=[.E46]" office:value-type="string" office:string-value="ixp" calcext:value-type="string">
            <text:p>ixp</text:p>
          </table:table-cell>
          <table:table-cell office:value-type="string" calcext:value-type="string">
            <text:p>","</text:p>
          </table:table-cell>
          <table:table-cell table:formula="of:=[.F46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46]" office:value-type="string" office:string-value="intensidad panel XP" calcext:value-type="string">
            <text:p>intensidad panel X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6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6]" office:value-type="float" office:value="10" calcext:value-type="float">
            <text:p>10</text:p>
          </table:table-cell>
          <table:table-cell table:style-name="ce17" office:value-type="string" calcext:value-type="string">
            <text:p>adc[10]</text:p>
          </table:table-cell>
          <table:table-cell table:style-name="ce19" office:value-type="string" calcext:value-type="string">
            <text:p>ixn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X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47];&quot; &quot;;[.E47];&quot;=&quot;;[.I47];&quot;;&quot;)" office:value-type="string" office:string-value="u16 ixn=999;" calcext:value-type="string">
            <text:p>u16 ix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7]" office:value-type="string" office:string-value="ixn" calcext:value-type="string">
            <text:p>ix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7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7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47]" office:value-type="string" office:string-value="adc[10]" calcext:value-type="string">
            <text:p>adc[10]</text:p>
          </table:table-cell>
          <table:table-cell office:value-type="string" calcext:value-type="string">
            <text:p>,"</text:p>
          </table:table-cell>
          <table:table-cell table:formula="of:=[.E47]" office:value-type="string" office:string-value="ixn" calcext:value-type="string">
            <text:p>ixn</text:p>
          </table:table-cell>
          <table:table-cell office:value-type="string" calcext:value-type="string">
            <text:p>","</text:p>
          </table:table-cell>
          <table:table-cell table:formula="of:=[.F47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47]" office:value-type="string" office:string-value="intensidad panel XN" calcext:value-type="string">
            <text:p>intensidad panel X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7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C47]" office:value-type="float" office:value="10" calcext:value-type="float">
            <text:p>10</text:p>
          </table:table-cell>
          <table:table-cell table:style-name="ce17" office:value-type="string" calcext:value-type="string">
            <text:p>adc[8]</text:p>
          </table:table-cell>
          <table:table-cell table:style-name="ce19" office:value-type="string" calcext:value-type="string">
            <text:p>iyp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Y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48];&quot; &quot;;[.E48];&quot;=&quot;;[.I48];&quot;;&quot;)" office:value-type="string" office:string-value="u16 iyp=999;" calcext:value-type="string">
            <text:p>u16 iy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8]" office:value-type="string" office:string-value="iyp" calcext:value-type="string">
            <text:p>iy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8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8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48]" office:value-type="string" office:string-value="adc[8]" calcext:value-type="string">
            <text:p>adc[8]</text:p>
          </table:table-cell>
          <table:table-cell office:value-type="string" calcext:value-type="string">
            <text:p>,"</text:p>
          </table:table-cell>
          <table:table-cell table:formula="of:=[.E48]" office:value-type="string" office:string-value="iyp" calcext:value-type="string">
            <text:p>iyp</text:p>
          </table:table-cell>
          <table:table-cell office:value-type="string" calcext:value-type="string">
            <text:p>","</text:p>
          </table:table-cell>
          <table:table-cell table:formula="of:=[.F48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48]" office:value-type="string" office:string-value="intensidad panel YP" calcext:value-type="string">
            <text:p>intensidad panel Y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8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C48]" office:value-type="float" office:value="10" calcext:value-type="float">
            <text:p>10</text:p>
          </table:table-cell>
          <table:table-cell table:style-name="ce17" office:value-type="string" calcext:value-type="string">
            <text:p>adc[9]</text:p>
          </table:table-cell>
          <table:table-cell table:style-name="ce19" office:value-type="string" calcext:value-type="string">
            <text:p>iyn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Y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49];&quot; &quot;;[.E49];&quot;=&quot;;[.I49];&quot;;&quot;)" office:value-type="string" office:string-value="u16 iyn=999;" calcext:value-type="string">
            <text:p>u16 iy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49]" office:value-type="string" office:string-value="iyn" calcext:value-type="string">
            <text:p>iy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49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49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49]" office:value-type="string" office:string-value="adc[9]" calcext:value-type="string">
            <text:p>adc[9]</text:p>
          </table:table-cell>
          <table:table-cell office:value-type="string" calcext:value-type="string">
            <text:p>,"</text:p>
          </table:table-cell>
          <table:table-cell table:formula="of:=[.E49]" office:value-type="string" office:string-value="iyn" calcext:value-type="string">
            <text:p>iyn</text:p>
          </table:table-cell>
          <table:table-cell office:value-type="string" calcext:value-type="string">
            <text:p>","</text:p>
          </table:table-cell>
          <table:table-cell table:formula="of:=[.F49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49]" office:value-type="string" office:string-value="intensidad panel YN" calcext:value-type="string">
            <text:p>intensidad panel Y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49]+1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C49]" office:value-type="float" office:value="10" calcext:value-type="float">
            <text:p>10</text:p>
          </table:table-cell>
          <table:table-cell table:style-name="ce17" office:value-type="string" calcext:value-type="string">
            <text:p>adc[11]</text:p>
          </table:table-cell>
          <table:table-cell table:style-name="ce19" office:value-type="string" calcext:value-type="string">
            <text:p>izp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Z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0];&quot; &quot;;[.E50];&quot;=&quot;;[.I50];&quot;;&quot;)" office:value-type="string" office:string-value="u16 izp=999;" calcext:value-type="string">
            <text:p>u16 iz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0]" office:value-type="string" office:string-value="izp" calcext:value-type="string">
            <text:p>iz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0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0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0]" office:value-type="string" office:string-value="adc[11]" calcext:value-type="string">
            <text:p>adc[11]</text:p>
          </table:table-cell>
          <table:table-cell office:value-type="string" calcext:value-type="string">
            <text:p>,"</text:p>
          </table:table-cell>
          <table:table-cell table:formula="of:=[.E50]" office:value-type="string" office:string-value="izp" calcext:value-type="string">
            <text:p>izp</text:p>
          </table:table-cell>
          <table:table-cell office:value-type="string" calcext:value-type="string">
            <text:p>","</text:p>
          </table:table-cell>
          <table:table-cell table:formula="of:=[.F50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50]" office:value-type="string" office:string-value="intensidad panel ZP" calcext:value-type="string">
            <text:p>intensidad panel Z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0]+1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50]" office:value-type="float" office:value="10" calcext:value-type="float">
            <text:p>10</text:p>
          </table:table-cell>
          <table:table-cell table:style-name="ce17" office:value-type="string" calcext:value-type="string">
            <text:p>adc[13]</text:p>
          </table:table-cell>
          <table:table-cell table:style-name="ce19" office:value-type="string" calcext:value-type="string">
            <text:p>izn</text:p>
          </table:table-cell>
          <table:table-cell office:value-type="string" calcext:value-type="string">
            <text:p>uA</text:p>
          </table:table-cell>
          <table:table-cell table:style-name="ce56" office:value-type="string" calcext:value-type="string">
            <text:p>intensidad panel Z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1];&quot; &quot;;[.E51];&quot;=&quot;;[.I51];&quot;;&quot;)" office:value-type="string" office:string-value="u16 izn=999;" calcext:value-type="string">
            <text:p>u16 iz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1]" office:value-type="string" office:string-value="izn" calcext:value-type="string">
            <text:p>iz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1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1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1]" office:value-type="string" office:string-value="adc[13]" calcext:value-type="string">
            <text:p>adc[13]</text:p>
          </table:table-cell>
          <table:table-cell office:value-type="string" calcext:value-type="string">
            <text:p>,"</text:p>
          </table:table-cell>
          <table:table-cell table:formula="of:=[.E51]" office:value-type="string" office:string-value="izn" calcext:value-type="string">
            <text:p>izn</text:p>
          </table:table-cell>
          <table:table-cell office:value-type="string" calcext:value-type="string">
            <text:p>","</text:p>
          </table:table-cell>
          <table:table-cell table:formula="of:=[.F51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51]" office:value-type="string" office:string-value="intensidad panel ZN" calcext:value-type="string">
            <text:p>intensidad panel Z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1]+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0]</text:p>
          </table:table-cell>
          <table:table-cell table:style-name="ce22" office:value-type="string" calcext:value-type="string">
            <text:p>vbat</text:p>
          </table:table-cell>
          <table:table-cell office:value-type="string" calcext:value-type="string">
            <text:p>mV</text:p>
          </table:table-cell>
          <table:table-cell table:style-name="ce56" office:value-type="string" calcext:value-type="string">
            <text:p>tension en bateria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2];&quot; &quot;;[.E52];&quot;=&quot;;[.I52];&quot;;&quot;)" office:value-type="string" office:string-value="u16 vbat=999;" calcext:value-type="string">
            <text:p>u16 vbat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2]" office:value-type="string" office:string-value="vbat" calcext:value-type="string">
            <text:p>vbat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2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2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2]" office:value-type="string" office:string-value="adc[0]" calcext:value-type="string">
            <text:p>adc[0]</text:p>
          </table:table-cell>
          <table:table-cell office:value-type="string" calcext:value-type="string">
            <text:p>,"</text:p>
          </table:table-cell>
          <table:table-cell table:formula="of:=[.E52]" office:value-type="string" office:string-value="vbat" calcext:value-type="string">
            <text:p>vbat</text:p>
          </table:table-cell>
          <table:table-cell office:value-type="string" calcext:value-type="string">
            <text:p>","</text:p>
          </table:table-cell>
          <table:table-cell table:formula="of:=[.F52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52]" office:value-type="string" office:string-value="tension en bateria" calcext:value-type="string">
            <text:p>tension en bater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]</text:p>
          </table:table-cell>
          <table:table-cell table:style-name="ce22" office:value-type="string" calcext:value-type="string">
            <text:p>vbus</text:p>
          </table:table-cell>
          <table:table-cell office:value-type="string" calcext:value-type="string">
            <text:p>mV</text:p>
          </table:table-cell>
          <table:table-cell table:style-name="ce56" office:value-type="string" calcext:value-type="string">
            <text:p>tension en BUS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3];&quot; &quot;;[.E53];&quot;=&quot;;[.I53];&quot;;&quot;)" office:value-type="string" office:string-value="u16 vbus=999;" calcext:value-type="string">
            <text:p>u16 vbus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3]" office:value-type="string" office:string-value="vbus" calcext:value-type="string">
            <text:p>vbu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3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3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3]" office:value-type="string" office:string-value="adc[1]" calcext:value-type="string">
            <text:p>adc[1]</text:p>
          </table:table-cell>
          <table:table-cell office:value-type="string" calcext:value-type="string">
            <text:p>,"</text:p>
          </table:table-cell>
          <table:table-cell table:formula="of:=[.E53]" office:value-type="string" office:string-value="vbus" calcext:value-type="string">
            <text:p>vbus</text:p>
          </table:table-cell>
          <table:table-cell office:value-type="string" calcext:value-type="string">
            <text:p>","</text:p>
          </table:table-cell>
          <table:table-cell table:formula="of:=[.F53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53]" office:value-type="string" office:string-value="tension en BUS" calcext:value-type="string">
            <text:p>tension en BU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31]</text:p>
          </table:table-cell>
          <table:table-cell table:style-name="ce22" office:value-type="string" calcext:value-type="string">
            <text:p>vcpu</text:p>
          </table:table-cell>
          <table:table-cell office:value-type="string" calcext:value-type="string">
            <text:p>mV</text:p>
          </table:table-cell>
          <table:table-cell table:style-name="ce56" office:value-type="string" calcext:value-type="string">
            <text:p>tension en CPU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4];&quot; &quot;;[.E54];&quot;=&quot;;[.I54];&quot;;&quot;)" office:value-type="string" office:string-value="u16 vcpu=999;" calcext:value-type="string">
            <text:p>u16 vcpu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4]" office:value-type="string" office:string-value="vcpu" calcext:value-type="string">
            <text:p>vcpu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4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4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4]" office:value-type="string" office:string-value="adc[31]" calcext:value-type="string">
            <text:p>adc[31]</text:p>
          </table:table-cell>
          <table:table-cell office:value-type="string" calcext:value-type="string">
            <text:p>,"</text:p>
          </table:table-cell>
          <table:table-cell table:formula="of:=[.E54]" office:value-type="string" office:string-value="vcpu" calcext:value-type="string">
            <text:p>vcpu</text:p>
          </table:table-cell>
          <table:table-cell office:value-type="string" calcext:value-type="string">
            <text:p>","</text:p>
          </table:table-cell>
          <table:table-cell table:formula="of:=[.F54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54]" office:value-type="string" office:string-value="tension en CPU" calcext:value-type="string">
            <text:p>tension en CPU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3]</text:p>
          </table:table-cell>
          <table:table-cell table:style-name="ce22" office:value-type="string" calcext:value-type="string">
            <text:p>vmpt</text:p>
          </table:table-cell>
          <table:table-cell/>
          <table:table-cell table:style-name="ce56" office:value-type="string" calcext:value-type="string">
            <text:p>estados MPPT (dac 3bits)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5];&quot; &quot;;[.E55];&quot;=&quot;;[.I55];&quot;;&quot;)" office:value-type="string" office:string-value="u16 vmpt=999;" calcext:value-type="string">
            <text:p>u16 vmpt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5]" office:value-type="string" office:string-value="vmpt" calcext:value-type="string">
            <text:p>vmpt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5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5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5]" office:value-type="string" office:string-value="adc[3]" calcext:value-type="string">
            <text:p>adc[3]</text:p>
          </table:table-cell>
          <table:table-cell office:value-type="string" calcext:value-type="string">
            <text:p>,"</text:p>
          </table:table-cell>
          <table:table-cell table:formula="of:=[.E55]" office:value-type="string" office:string-value="vmpt" calcext:value-type="string">
            <text:p>vmpt</text:p>
          </table:table-cell>
          <table:table-cell office:value-type="string" calcext:value-type="string">
            <text:p>","</text:p>
          </table:table-cell>
          <table:table-cell table:formula="of:=[.F55]" office:value-type="float" office:value="0" calcext:value-type="float">
            <text:p>0</text:p>
          </table:table-cell>
          <table:table-cell office:value-type="string" calcext:value-type="string">
            <text:p>","</text:p>
          </table:table-cell>
          <table:table-cell table:formula="of:=[.G55]" office:value-type="string" office:string-value="estados MPPT (dac 3bits)" calcext:value-type="string">
            <text:p>estados MPPT (dac 3bits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6]</text:p>
          </table:table-cell>
          <table:table-cell table:style-name="ce23" office:value-type="string" calcext:value-type="string">
            <text:p>pwrdet</text:p>
          </table:table-cell>
          <table:table-cell office:value-type="string" calcext:value-type="string">
            <text:p>dBm</text:p>
          </table:table-cell>
          <table:table-cell table:style-name="ce56" office:value-type="string" calcext:value-type="string">
            <text:p>receiver power detector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6];&quot; &quot;;[.E56];&quot;=&quot;;[.I56];&quot;;&quot;)" office:value-type="string" office:string-value="u16 pwrdet=999;" calcext:value-type="string">
            <text:p>u16 pwrdet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6]" office:value-type="string" office:string-value="pwrdet" calcext:value-type="string">
            <text:p>pwrdet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56]" office:value-type="string" office:string-value="adc[6]" calcext:value-type="string">
            <text:p>adc[6]</text:p>
          </table:table-cell>
          <table:table-cell office:value-type="string" calcext:value-type="string">
            <text:p>,"</text:p>
          </table:table-cell>
          <table:table-cell table:formula="of:=[.E56]" office:value-type="string" office:string-value="pwrdet" calcext:value-type="string">
            <text:p>pwrdet</text:p>
          </table:table-cell>
          <table:table-cell office:value-type="string" calcext:value-type="string">
            <text:p>","</text:p>
          </table:table-cell>
          <table:table-cell table:formula="of:=[.F56]" office:value-type="string" office:string-value="dBm" calcext:value-type="string">
            <text:p>dBm</text:p>
          </table:table-cell>
          <table:table-cell office:value-type="string" calcext:value-type="string">
            <text:p>","</text:p>
          </table:table-cell>
          <table:table-cell table:formula="of:=[.G56]" office:value-type="string" office:string-value="receiver power detector" calcext:value-type="string">
            <text:p>receiver power detector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6]+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 office:value-type="string" calcext:value-type="string">
            <text:p>dac</text:p>
          </table:table-cell>
          <table:table-cell office:value-type="string" calcext:value-type="string">
            <text:p>div</text:p>
          </table:table-cell>
          <table:table-cell table:style-name="ce56" office:value-type="string" calcext:value-type="string">
            <text:p>receiver gain control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57];&quot; &quot;;[.E57];&quot;=&quot;;[.I57];&quot;;&quot;)" office:value-type="string" office:string-value="u16 dac=999;" calcext:value-type="string">
            <text:p>u16 dac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7]" office:value-type="string" office:string-value="dac" calcext:value-type="string">
            <text:p>d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7]" office:value-type="float" office:value="5" calcext:value-type="float">
            <text:p>5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7]" office:value-type="float" office:value="5" calcext:value-type="float">
            <text:p>5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5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57]" office:value-type="string" office:string-value="dac" calcext:value-type="string">
            <text:p>dac</text:p>
          </table:table-cell>
          <table:table-cell office:value-type="string" calcext:value-type="string">
            <text:p>","</text:p>
          </table:table-cell>
          <table:table-cell table:formula="of:=[.F57]" office:value-type="string" office:string-value="div" calcext:value-type="string">
            <text:p>div</text:p>
          </table:table-cell>
          <table:table-cell office:value-type="string" calcext:value-type="string">
            <text:p>","</text:p>
          </table:table-cell>
          <table:table-cell table:formula="of:=[.G57]" office:value-type="string" office:string-value="receiver gain control" calcext:value-type="string">
            <text:p>receiver gain control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57]+1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13" office:value-type="string" calcext:value-type="string">
            <text:p>checksum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checksum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58]" office:value-type="string" office:string-value="checksum" calcext:value-type="string">
            <text:p>checksum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5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5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5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58]" office:value-type="string" office:string-value="checksum" calcext:value-type="string">
            <text:p>checksum</text:p>
          </table:table-cell>
          <table:table-cell office:value-type="string" calcext:value-type="string">
            <text:p>","</text:p>
          </table:table-cell>
          <table:table-cell table:formula="of:=[.F58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58]" office:value-type="string" office:string-value="checksum" calcext:value-type="string">
            <text:p>checksum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utiles</text:p>
          </table:table-cell>
          <table:table-cell table:style-name="ce4" table:formula="of:=SUM([.C41:.C58])" office:value-type="float" office:value="152" calcext:value-type="float">
            <text:p>152</text:p>
          </table:table-cell>
          <table:table-cell table:style-name="ce17"/>
          <table:table-cell table:style-name="ce18" office:value-type="string" calcext:value-type="string">
            <text:p>bits</text:p>
          </table:table-cell>
          <table:table-cell table:number-columns-repeated="16"/>
          <table:table-cell table:style-name="ce2"/>
          <table:table-cell table:number-columns-repeated="1002"/>
        </table:table-row>
        <table:table-row table:style-name="ro1">
          <table:table-cell table:number-columns-repeated="2"/>
          <table:table-cell table:style-name="ce12" table:formula="of:=[.C59]/8" office:value-type="float" office:value="19" calcext:value-type="float">
            <text:p>19,00</text:p>
          </table:table-cell>
          <table:table-cell table:style-name="ce18"/>
          <table:table-cell table:style-name="ce18" office:value-type="string" calcext:value-type="string">
            <text:p>bytes</text:p>
          </table:table-cell>
          <table:table-cell table:number-columns-repeated="16"/>
          <table:table-cell table:style-name="ce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[.C59]+[.C39]+[.C39]" office:value-type="float" office:value="216" calcext:value-type="float">
            <text:p>216</text:p>
          </table:table-cell>
          <table:table-cell table:style-name="ce18"/>
          <table:table-cell table:style-name="ce18" office:value-type="string" calcext:value-type="string">
            <text:p>bits</text:p>
          </table:table-cell>
          <table:table-cell table:number-columns-repeated="16"/>
          <table:table-cell table:style-name="ce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table:formula="of:=[.C61]/50*1000" office:value-type="float" office:value="4320" calcext:value-type="float">
            <text:p>4320</text:p>
          </table:table-cell>
          <table:table-cell table:style-name="ce18"/>
          <table:table-cell table:style-name="ce18" office:value-type="string" calcext:value-type="string">
            <text:p>ms</text:p>
          </table:table-cell>
          <table:table-cell/>
          <table:table-cell table:style-name="ce2"/>
          <table:table-cell table:number-columns-repeated="14"/>
          <table:table-cell table:style-name="ce2"/>
          <table:table-cell table:number-columns-repeated="1002"/>
        </table:table-row>
        <table:table-row table:style-name="ro1" table:number-rows-repeated="2">
          <table:table-cell table:number-columns-repeated="21"/>
          <table:table-cell table:style-name="ce2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16" table:number-columns-repeated="2"/>
          <table:table-cell table:style-name="ce4"/>
          <table:table-cell table:style-name="ce51" office:value-type="string" calcext:value-type="string">
            <text:p>PAQUETE TIPO TRES (TLM LENTA)</text:p>
          </table:table-cell>
          <table:table-cell table:number-columns-repeated="14"/>
          <table:table-cell table:style-name="ce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ID</text:p>
          </table:table-cell>
          <table:table-cell table:style-name="ce4" office:value-type="string" calcext:value-type="string">
            <text:p>bits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VARIABLE</text:p>
          </table:table-cell>
          <table:table-cell table:style-name="ce4" office:value-type="string" calcext:value-type="string">
            <text:p>MU</text:p>
          </table:table-cell>
          <table:table-cell table:style-name="ce51" office:value-type="string" calcext:value-type="string">
            <text:p>DESCRIPTION</text:p>
          </table:table-cell>
          <table:table-cell table:number-columns-repeated="14"/>
          <table:table-cell table:style-name="ce2"/>
          <table:table-cell table:number-columns-repeated="1002"/>
        </table:table-row>
        <table:table-row table:style-name="ro1">
          <table:table-cell table:formula="of:=[.A58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3"/>
          <table:table-cell table:style-name="ce90"/>
          <table:table-cell table:style-name="ce92"/>
          <table:table-cell/>
          <table:table-cell table:style-name="ce92"/>
          <table:table-cell table:style-name="ce90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67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67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67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 table:style-name="ce90"/>
          <table:table-cell table:style-name="ce2" office:value-type="string" calcext:value-type="string">
            <text:p>{</text:p>
          </table:table-cell>
          <table:table-cell table:style-name="ce2"/>
          <table:table-cell table:formula="of:=[.D6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67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67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67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style-name="ce90"/>
          <table:table-cell table:number-columns-repeated="987"/>
        </table:table-row>
        <table:table-row table:style-name="ro1">
          <table:table-cell table:formula="of:=[.A67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3"/>
          <table:table-cell table:style-name="ce90"/>
          <table:table-cell table:style-name="ce92"/>
          <table:table-cell/>
          <table:table-cell table:style-name="ce92"/>
          <table:table-cell table:style-name="ce90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68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68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68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 table:style-name="ce90"/>
          <table:table-cell table:style-name="ce2" office:value-type="string" calcext:value-type="string">
            <text:p>{</text:p>
          </table:table-cell>
          <table:table-cell table:style-name="ce2"/>
          <table:table-cell table:formula="of:=[.D6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68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68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68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style-name="ce90"/>
          <table:table-cell table:number-columns-repeated="987"/>
        </table:table-row>
        <table:table-row table:style-name="ro1">
          <table:table-cell table:formula="of:=[.A68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13" office:value-type="string" calcext:value-type="string">
            <text:p>syn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ncronizacion 11001100 0x33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69]" office:value-type="string" office:string-value="sync" calcext:value-type="string">
            <text:p>syn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6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6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6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69]" office:value-type="string" office:string-value="sync" calcext:value-type="string">
            <text:p>sync</text:p>
          </table:table-cell>
          <table:table-cell office:value-type="string" calcext:value-type="string">
            <text:p>","</text:p>
          </table:table-cell>
          <table:table-cell table:formula="of:=[.F69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69]" office:value-type="string" office:string-value="sincronizacion 11001100 0x33" calcext:value-type="string">
            <text:p>sincronizacion 11001100 0x33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69]+1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le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ongitud/tipo paquete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0]" office:value-type="string" office:string-value="len" calcext:value-type="string">
            <text:p>le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0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0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7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70]" office:value-type="string" office:string-value="len" calcext:value-type="string">
            <text:p>len</text:p>
          </table:table-cell>
          <table:table-cell office:value-type="string" calcext:value-type="string">
            <text:p>","</text:p>
          </table:table-cell>
          <table:table-cell table:formula="of:=[.F70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70]" office:value-type="string" office:string-value="longitud/tipo paquete" calcext:value-type="string">
            <text:p>longitud/tipo paquet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0]+1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7"/>
          <table:table-cell table:style-name="ce13" office:value-type="string" calcext:value-type="string">
            <text:p>addres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ireccion originatario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1]" office:value-type="string" office:string-value="address" calcext:value-type="string">
            <text:p>addres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1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1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7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71]" office:value-type="string" office:string-value="address" calcext:value-type="string">
            <text:p>address</text:p>
          </table:table-cell>
          <table:table-cell office:value-type="string" calcext:value-type="string">
            <text:p>","</text:p>
          </table:table-cell>
          <table:table-cell table:formula="of:=[.F71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71]" office:value-type="string" office:string-value="direccion originatario" calcext:value-type="string">
            <text:p>direccion originatario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1]+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seq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umero de secuencia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2]" office:value-type="string" office:string-value="seq" calcext:value-type="string">
            <text:p>seq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2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2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7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72]" office:value-type="string" office:string-value="seq" calcext:value-type="string">
            <text:p>seq</text:p>
          </table:table-cell>
          <table:table-cell office:value-type="string" calcext:value-type="string">
            <text:p>","</text:p>
          </table:table-cell>
          <table:table-cell table:formula="of:=[.F7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72]" office:value-type="string" office:string-value="numero de secuencia" calcext:value-type="string">
            <text:p>numero de secuenc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2]+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_free_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sin asignar tq tamanyo paquete multiplo 8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3]" office:value-type="string" office:string-value="_free_" calcext:value-type="string">
            <text:p>_free_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3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3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7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73]" office:value-type="string" office:string-value="_free_" calcext:value-type="string">
            <text:p>_free_</text:p>
          </table:table-cell>
          <table:table-cell office:value-type="string" calcext:value-type="string">
            <text:p>","</text:p>
          </table:table-cell>
          <table:table-cell table:formula="of:=[.F73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73]" office:value-type="string" office:string-value="sin asignar tq tamanyo paquete multiplo 8" calcext:value-type="string">
            <text:p>sin asignar tq tamanyo paquete multiplo 8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3]+1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24]</text:p>
          </table:table-cell>
          <table:table-cell table:style-name="ce26" office:value-type="string" calcext:value-type="string">
            <text:p>ttx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transmisor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4];&quot; &quot;;[.E74];&quot;=&quot;;[.I74];&quot;;&quot;)" office:value-type="string" office:string-value="u16 ttx=999;" calcext:value-type="string">
            <text:p>u16 ttx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4]" office:value-type="string" office:string-value="ttx" calcext:value-type="string">
            <text:p>ttx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4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4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4]" office:value-type="string" office:string-value="adc[24]" calcext:value-type="string">
            <text:p>adc[24]</text:p>
          </table:table-cell>
          <table:table-cell office:value-type="string" calcext:value-type="string">
            <text:p>,"</text:p>
          </table:table-cell>
          <table:table-cell table:formula="of:=[.E74]" office:value-type="string" office:string-value="ttx" calcext:value-type="string">
            <text:p>ttx</text:p>
          </table:table-cell>
          <table:table-cell office:value-type="string" calcext:value-type="string">
            <text:p>","</text:p>
          </table:table-cell>
          <table:table-cell table:formula="of:=[.F74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4]" office:value-type="string" office:string-value="temperatura transmisor" calcext:value-type="string">
            <text:p>temperatura transmisor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4]+1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9]</text:p>
          </table:table-cell>
          <table:table-cell table:style-name="ce26" office:value-type="string" calcext:value-type="string">
            <text:p>trx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receptor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5];&quot; &quot;;[.E75];&quot;=&quot;;[.I75];&quot;;&quot;)" office:value-type="string" office:string-value="u16 trx=999;" calcext:value-type="string">
            <text:p>u16 trx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5]" office:value-type="string" office:string-value="trx" calcext:value-type="string">
            <text:p>trx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5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5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5]" office:value-type="string" office:string-value="adc[19]" calcext:value-type="string">
            <text:p>adc[19]</text:p>
          </table:table-cell>
          <table:table-cell office:value-type="string" calcext:value-type="string">
            <text:p>,"</text:p>
          </table:table-cell>
          <table:table-cell table:formula="of:=[.E75]" office:value-type="string" office:string-value="trx" calcext:value-type="string">
            <text:p>trx</text:p>
          </table:table-cell>
          <table:table-cell office:value-type="string" calcext:value-type="string">
            <text:p>","</text:p>
          </table:table-cell>
          <table:table-cell table:formula="of:=[.F75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5]" office:value-type="string" office:string-value="temperatura receptor" calcext:value-type="string">
            <text:p>temperatura receptor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5]+1"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string" calcext:value-type="string">
            <text:p>adc[23]</text:p>
          </table:table-cell>
          <table:table-cell table:style-name="ce26" office:value-type="string" calcext:value-type="string">
            <text:p>tba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bateria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6];&quot; &quot;;[.E76];&quot;=&quot;;[.I76];&quot;;&quot;)" office:value-type="string" office:string-value="u16 tba=999;" calcext:value-type="string">
            <text:p>u16 tba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6]" office:value-type="string" office:string-value="tba" calcext:value-type="string">
            <text:p>tba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6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6]" office:value-type="string" office:string-value="adc[23]" calcext:value-type="string">
            <text:p>adc[23]</text:p>
          </table:table-cell>
          <table:table-cell office:value-type="string" calcext:value-type="string">
            <text:p>,"</text:p>
          </table:table-cell>
          <table:table-cell table:formula="of:=[.E76]" office:value-type="string" office:string-value="tba" calcext:value-type="string">
            <text:p>tba</text:p>
          </table:table-cell>
          <table:table-cell office:value-type="string" calcext:value-type="string">
            <text:p>","</text:p>
          </table:table-cell>
          <table:table-cell table:formula="of:=[.F76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6]" office:value-type="string" office:string-value="temperatura bateria" calcext:value-type="string">
            <text:p>temperatura bater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6]+1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6]</text:p>
          </table:table-cell>
          <table:table-cell table:style-name="ce26" office:value-type="string" calcext:value-type="string">
            <text:p>txp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X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7];&quot; &quot;;[.E77];&quot;=&quot;;[.I77];&quot;;&quot;)" office:value-type="string" office:string-value="u16 txp=999;" calcext:value-type="string">
            <text:p>u16 tx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7]" office:value-type="string" office:string-value="txp" calcext:value-type="string">
            <text:p>tx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7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7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7]" office:value-type="string" office:string-value="adc[16]" calcext:value-type="string">
            <text:p>adc[16]</text:p>
          </table:table-cell>
          <table:table-cell office:value-type="string" calcext:value-type="string">
            <text:p>,"</text:p>
          </table:table-cell>
          <table:table-cell table:formula="of:=[.E77]" office:value-type="string" office:string-value="txp" calcext:value-type="string">
            <text:p>txp</text:p>
          </table:table-cell>
          <table:table-cell office:value-type="string" calcext:value-type="string">
            <text:p>","</text:p>
          </table:table-cell>
          <table:table-cell table:formula="of:=[.F77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7]" office:value-type="string" office:string-value="temperatura panel XP" calcext:value-type="string">
            <text:p>temperatura panel X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7]+1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7]</text:p>
          </table:table-cell>
          <table:table-cell table:style-name="ce26" office:value-type="string" calcext:value-type="string">
            <text:p>txn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X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8];&quot; &quot;;[.E78];&quot;=&quot;;[.I78];&quot;;&quot;)" office:value-type="string" office:string-value="u16 txn=999;" calcext:value-type="string">
            <text:p>u16 tx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8]" office:value-type="string" office:string-value="txn" calcext:value-type="string">
            <text:p>tx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8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8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8]" office:value-type="string" office:string-value="adc[17]" calcext:value-type="string">
            <text:p>adc[17]</text:p>
          </table:table-cell>
          <table:table-cell office:value-type="string" calcext:value-type="string">
            <text:p>,"</text:p>
          </table:table-cell>
          <table:table-cell table:formula="of:=[.E78]" office:value-type="string" office:string-value="txn" calcext:value-type="string">
            <text:p>txn</text:p>
          </table:table-cell>
          <table:table-cell office:value-type="string" calcext:value-type="string">
            <text:p>","</text:p>
          </table:table-cell>
          <table:table-cell table:formula="of:=[.F78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8]" office:value-type="string" office:string-value="temperatura panel XN" calcext:value-type="string">
            <text:p>temperatura panel X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8]+1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18]</text:p>
          </table:table-cell>
          <table:table-cell table:style-name="ce26" office:value-type="string" calcext:value-type="string">
            <text:p>typ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Y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79];&quot; &quot;;[.E79];&quot;=&quot;;[.I79];&quot;;&quot;)" office:value-type="string" office:string-value="u16 typ=999;" calcext:value-type="string">
            <text:p>u16 ty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79]" office:value-type="string" office:string-value="typ" calcext:value-type="string">
            <text:p>ty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79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79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79]" office:value-type="string" office:string-value="adc[18]" calcext:value-type="string">
            <text:p>adc[18]</text:p>
          </table:table-cell>
          <table:table-cell office:value-type="string" calcext:value-type="string">
            <text:p>,"</text:p>
          </table:table-cell>
          <table:table-cell table:formula="of:=[.E79]" office:value-type="string" office:string-value="typ" calcext:value-type="string">
            <text:p>typ</text:p>
          </table:table-cell>
          <table:table-cell office:value-type="string" calcext:value-type="string">
            <text:p>","</text:p>
          </table:table-cell>
          <table:table-cell table:formula="of:=[.F79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79]" office:value-type="string" office:string-value="temperatura panel YP" calcext:value-type="string">
            <text:p>temperatura panel Y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79]+1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27]</text:p>
          </table:table-cell>
          <table:table-cell table:style-name="ce26" office:value-type="string" calcext:value-type="string">
            <text:p>tyn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Y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80];&quot; &quot;;[.E80];&quot;=&quot;;[.I80];&quot;;&quot;)" office:value-type="string" office:string-value="u16 tyn=999;" calcext:value-type="string">
            <text:p>u16 ty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0]" office:value-type="string" office:string-value="tyn" calcext:value-type="string">
            <text:p>ty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0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0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80]" office:value-type="string" office:string-value="adc[27]" calcext:value-type="string">
            <text:p>adc[27]</text:p>
          </table:table-cell>
          <table:table-cell office:value-type="string" calcext:value-type="string">
            <text:p>,"</text:p>
          </table:table-cell>
          <table:table-cell table:formula="of:=[.E80]" office:value-type="string" office:string-value="tyn" calcext:value-type="string">
            <text:p>tyn</text:p>
          </table:table-cell>
          <table:table-cell office:value-type="string" calcext:value-type="string">
            <text:p>","</text:p>
          </table:table-cell>
          <table:table-cell table:formula="of:=[.F80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80]" office:value-type="string" office:string-value="temperatura panel YN" calcext:value-type="string">
            <text:p>temperatura panel Y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0]+1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26]</text:p>
          </table:table-cell>
          <table:table-cell table:style-name="ce26" office:value-type="string" calcext:value-type="string">
            <text:p>tzp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ZP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81];&quot; &quot;;[.E81];&quot;=&quot;;[.I81];&quot;;&quot;)" office:value-type="string" office:string-value="u16 tzp=999;" calcext:value-type="string">
            <text:p>u16 tzp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1]" office:value-type="string" office:string-value="tzp" calcext:value-type="string">
            <text:p>tz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1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1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81]" office:value-type="string" office:string-value="adc[26]" calcext:value-type="string">
            <text:p>adc[26]</text:p>
          </table:table-cell>
          <table:table-cell office:value-type="string" calcext:value-type="string">
            <text:p>,"</text:p>
          </table:table-cell>
          <table:table-cell table:formula="of:=[.E81]" office:value-type="string" office:string-value="tzp" calcext:value-type="string">
            <text:p>tzp</text:p>
          </table:table-cell>
          <table:table-cell office:value-type="string" calcext:value-type="string">
            <text:p>","</text:p>
          </table:table-cell>
          <table:table-cell table:formula="of:=[.F81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81]" office:value-type="string" office:string-value="temperatura panel ZP" calcext:value-type="string">
            <text:p>temperatura panel ZP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1]+1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dc[25]</text:p>
          </table:table-cell>
          <table:table-cell table:style-name="ce26" office:value-type="string" calcext:value-type="string">
            <text:p>tzn</text:p>
          </table:table-cell>
          <table:table-cell office:value-type="string" calcext:value-type="string">
            <text:p>oC</text:p>
          </table:table-cell>
          <table:table-cell table:style-name="ce57" office:value-type="string" calcext:value-type="string">
            <text:p>temperatura panel ZN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82];&quot; &quot;;[.E82];&quot;=&quot;;[.I82];&quot;;&quot;)" office:value-type="string" office:string-value="u16 tzn=999;" calcext:value-type="string">
            <text:p>u16 tz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2]" office:value-type="string" office:string-value="tzn" calcext:value-type="string">
            <text:p>tz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2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2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99" table:formula="of:=[.D82]" office:value-type="string" office:string-value="adc[25]" calcext:value-type="string">
            <text:p>adc[25]</text:p>
          </table:table-cell>
          <table:table-cell office:value-type="string" calcext:value-type="string">
            <text:p>,"</text:p>
          </table:table-cell>
          <table:table-cell table:formula="of:=[.E82]" office:value-type="string" office:string-value="tzn" calcext:value-type="string">
            <text:p>tzn</text:p>
          </table:table-cell>
          <table:table-cell office:value-type="string" calcext:value-type="string">
            <text:p>","</text:p>
          </table:table-cell>
          <table:table-cell table:formula="of:=[.F82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82]" office:value-type="string" office:string-value="temperatura panel ZN" calcext:value-type="string">
            <text:p>temperatura panel ZN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2]+1"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27" office:value-type="string" calcext:value-type="string">
            <text:p>mptx</text:p>
          </table:table-cell>
          <table:table-cell office:value-type="string" calcext:value-type="string">
            <text:p>s</text:p>
          </table:table-cell>
          <table:table-cell table:style-name="ce57" office:value-type="string" calcext:value-type="string">
            <text:p>contador actividad MPPT X metodo1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3];&quot; &quot;;[.E83];&quot;=&quot;;[.I83];&quot;;&quot;)" office:value-type="string" office:string-value="u16 mptx=999;" calcext:value-type="string">
            <text:p>u16 mptx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3]" office:value-type="string" office:string-value="mptx" calcext:value-type="string">
            <text:p>mptx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style-name="ce99" table:formula="of:=[.D8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3]" office:value-type="string" office:string-value="mptx" calcext:value-type="string">
            <text:p>mptx</text:p>
          </table:table-cell>
          <table:table-cell office:value-type="string" calcext:value-type="string">
            <text:p>","</text:p>
          </table:table-cell>
          <table:table-cell table:formula="of:=[.F83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83]" office:value-type="string" office:string-value="contador actividad MPPT X metodo1" calcext:value-type="string">
            <text:p>contador actividad MPPT X metodo1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3]+1"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27" office:value-type="string" calcext:value-type="string">
            <text:p>mpty</text:p>
          </table:table-cell>
          <table:table-cell office:value-type="string" calcext:value-type="string">
            <text:p>s</text:p>
          </table:table-cell>
          <table:table-cell table:style-name="ce57" office:value-type="string" calcext:value-type="string">
            <text:p>contador actividad MPPT Y metodo1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4];&quot; &quot;;[.E84];&quot;=&quot;;[.I84];&quot;;&quot;)" office:value-type="string" office:string-value="u16 mpty=999;" calcext:value-type="string">
            <text:p>u16 mpty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4]" office:value-type="string" office:string-value="mpty" calcext:value-type="string">
            <text:p>mpty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style-name="ce99" table:formula="of:=[.D8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4]" office:value-type="string" office:string-value="mpty" calcext:value-type="string">
            <text:p>mpty</text:p>
          </table:table-cell>
          <table:table-cell office:value-type="string" calcext:value-type="string">
            <text:p>","</text:p>
          </table:table-cell>
          <table:table-cell table:formula="of:=[.F84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84]" office:value-type="string" office:string-value="contador actividad MPPT Y metodo1" calcext:value-type="string">
            <text:p>contador actividad MPPT Y metodo1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4]+1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27" office:value-type="string" calcext:value-type="string">
            <text:p>mptz</text:p>
          </table:table-cell>
          <table:table-cell office:value-type="string" calcext:value-type="string">
            <text:p>s</text:p>
          </table:table-cell>
          <table:table-cell table:style-name="ce26" office:value-type="string" calcext:value-type="string">
            <text:p>contador actividad MPPT Z metodo1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5];&quot; &quot;;[.E85];&quot;=&quot;;[.I85];&quot;;&quot;)" office:value-type="string" office:string-value="u16 mptz=999;" calcext:value-type="string">
            <text:p>u16 mptz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5]" office:value-type="string" office:string-value="mptz" calcext:value-type="string">
            <text:p>mptz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style-name="ce99" table:formula="of:=[.D8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5]" office:value-type="string" office:string-value="mptz" calcext:value-type="string">
            <text:p>mptz</text:p>
          </table:table-cell>
          <table:table-cell office:value-type="string" calcext:value-type="string">
            <text:p>","</text:p>
          </table:table-cell>
          <table:table-cell table:formula="of:=[.F85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85]" office:value-type="string" office:string-value="contador actividad MPPT Z metodo1" calcext:value-type="string">
            <text:p>contador actividad MPPT Z metodo1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5]+1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27" office:value-type="string" calcext:value-type="string">
            <text:p>mptxyz</text:p>
          </table:table-cell>
          <table:table-cell office:value-type="string" calcext:value-type="string">
            <text:p>s</text:p>
          </table:table-cell>
          <table:table-cell table:style-name="ce26" office:value-type="string" calcext:value-type="string">
            <text:p>contador actividad MPPT XYZ metodo1</text:p>
          </table:table-cell>
          <table:table-cell office:value-type="string" calcext:value-type="string">
            <text:p>u16</text:p>
          </table:table-cell>
          <table:table-cell table:formula="of:=[.I85]"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6];&quot; &quot;;[.E86];&quot;=&quot;;[.I86];&quot;;&quot;)" office:value-type="string" office:string-value="u16 mptxyz=999;" calcext:value-type="string">
            <text:p>u16 mptxyz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6]" office:value-type="string" office:string-value="mptxyz" calcext:value-type="string">
            <text:p>mptxyz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style-name="ce99" table:formula="of:=[.D8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6]" office:value-type="string" office:string-value="mptxyz" calcext:value-type="string">
            <text:p>mptxyz</text:p>
          </table:table-cell>
          <table:table-cell office:value-type="string" calcext:value-type="string">
            <text:p>","</text:p>
          </table:table-cell>
          <table:table-cell table:formula="of:=[.F86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86]" office:value-type="string" office:string-value="contador actividad MPPT XYZ metodo1" calcext:value-type="string">
            <text:p>contador actividad MPPT XYZ metodo1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6]+1"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17"/>
          <table:table-cell office:value-type="string" calcext:value-type="string">
            <text:p>sclock</text:p>
          </table:table-cell>
          <table:table-cell office:value-type="string" calcext:value-type="string">
            <text:p>s</text:p>
          </table:table-cell>
          <table:table-cell table:style-name="ce56" office:value-type="string" calcext:value-type="string">
            <text:p>tiempo local satelite <text:s text:c="4"/>(persistente)</text:p>
          </table:table-cell>
          <table:table-cell office:value-type="string" calcext:value-type="string">
            <text:p>u32</text:p>
          </table:table-cell>
          <table:table-cell table:formula="of:=[.I85]"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7];&quot; &quot;;[.E87];&quot;=&quot;;[.I87];&quot;;&quot;)" office:value-type="string" office:string-value="u32 sclock=999;" calcext:value-type="string">
            <text:p>u32 sclock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7]" office:value-type="string" office:string-value="sclock" calcext:value-type="string">
            <text:p>sclock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7]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7]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8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7]" office:value-type="string" office:string-value="sclock" calcext:value-type="string">
            <text:p>sclock</text:p>
          </table:table-cell>
          <table:table-cell office:value-type="string" calcext:value-type="string">
            <text:p>","</text:p>
          </table:table-cell>
          <table:table-cell table:formula="of:=[.F87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87]" office:value-type="string" office:string-value="tiempo local satelite     (persistente)" calcext:value-type="string">
            <text:p>tiempo local satelite <text:s text:c="4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7]+1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nrun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contador arranques CPU <text:s text:c="3"/>(persistente)</text:p>
          </table:table-cell>
          <table:table-cell office:value-type="string" calcext:value-type="string">
            <text:p>u16</text:p>
          </table:table-cell>
          <table:table-cell table:formula="of:=[.I87]"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88];&quot; &quot;;[.E88];&quot;=&quot;;[.I88];&quot;;&quot;)" office:value-type="string" office:string-value="u16 nrun=999;" calcext:value-type="string">
            <text:p>u16 nrun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8]" office:value-type="string" office:string-value="nrun" calcext:value-type="string">
            <text:p>nru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8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8]" office:value-type="string" office:string-value="nrun" calcext:value-type="string">
            <text:p>nrun</text:p>
          </table:table-cell>
          <table:table-cell office:value-type="string" calcext:value-type="string">
            <text:p>","</text:p>
          </table:table-cell>
          <table:table-cell table:formula="of:=[.F88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88]" office:value-type="string" office:string-value="contador arranques CPU    (persistente)" calcext:value-type="string">
            <text:p>contador arranques CPU <text:s text:c="3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8]+1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office:value-type="string" calcext:value-type="string">
            <text:p>checksume2p</text:p>
          </table:table-cell>
          <table:table-cell office:value-type="string" calcext:value-type="string">
            <text:p>HEX</text:p>
          </table:table-cell>
          <table:table-cell table:style-name="ce56" office:value-type="string" calcext:value-type="string">
            <text:p>checksum E2PROM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89];&quot; &quot;;[.E89];&quot;=&quot;;[.I89];&quot;;&quot;)" office:value-type="string" office:string-value="u8 checksume2p=99;" calcext:value-type="string">
            <text:p>u8 checksume2p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89]" office:value-type="string" office:string-value="checksume2p" calcext:value-type="string">
            <text:p>checksume2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8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8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8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89]" office:value-type="string" office:string-value="checksume2p" calcext:value-type="string">
            <text:p>checksume2p</text:p>
          </table:table-cell>
          <table:table-cell office:value-type="string" calcext:value-type="string">
            <text:p>","</text:p>
          </table:table-cell>
          <table:table-cell table:formula="of:=[.F89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89]" office:value-type="string" office:string-value="checksum E2PROM" calcext:value-type="string">
            <text:p>checksum E2PROM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89]+1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uptime</text:p>
          </table:table-cell>
          <table:table-cell office:value-type="string" calcext:value-type="string">
            <text:p>min</text:p>
          </table:table-cell>
          <table:table-cell table:style-name="ce56" office:value-type="string" calcext:value-type="string">
            <text:p>tiempo desde el encendido</text:p>
          </table:table-cell>
          <table:table-cell office:value-type="string" calcext:value-type="string">
            <text:p>u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3" table:formula="of:=CONCATENATE([.H90];&quot; &quot;;[.E90];&quot;=&quot;;[.I90];&quot;;&quot;)" office:value-type="string" office:string-value="u16 uptime=0;" calcext:value-type="string">
            <text:p>u16 uptime=0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0]" office:value-type="string" office:string-value="uptime" calcext:value-type="string">
            <text:p>uptime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0]" office:value-type="string" office:string-value="uptime" calcext:value-type="string">
            <text:p>uptime</text:p>
          </table:table-cell>
          <table:table-cell office:value-type="string" calcext:value-type="string">
            <text:p>","</text:p>
          </table:table-cell>
          <table:table-cell table:formula="of:=[.F90]" office:value-type="string" office:string-value="min" calcext:value-type="string">
            <text:p>min</text:p>
          </table:table-cell>
          <table:table-cell office:value-type="string" calcext:value-type="string">
            <text:p>","</text:p>
          </table:table-cell>
          <table:table-cell table:formula="of:=[.G90]" office:value-type="string" office:string-value="tiempo desde el encendido" calcext:value-type="string">
            <text:p>tiempo desde el encendido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0]+1"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 office:value-type="string" calcext:value-type="string">
            <text:p>nmotor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contador encendidos motor (persistente)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91];&quot; &quot;;[.E91];&quot;=&quot;;[.I91];&quot;;&quot;)" office:value-type="string" office:string-value="u16 nmotor=999;" calcext:value-type="string">
            <text:p>u16 nmotor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1]" office:value-type="string" office:string-value="nmotor" calcext:value-type="string">
            <text:p>nmotor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1]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1]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1]" office:value-type="string" office:string-value="nmotor" calcext:value-type="string">
            <text:p>nmotor</text:p>
          </table:table-cell>
          <table:table-cell office:value-type="string" calcext:value-type="string">
            <text:p>","</text:p>
          </table:table-cell>
          <table:table-cell table:formula="of:=[.F91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91]" office:value-type="string" office:string-value="contador encendidos motor (persistente)" calcext:value-type="string">
            <text:p>contador encendidos motor 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1]+1"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office:value-type="string" calcext:value-type="string">
            <text:p>alarmas</text:p>
          </table:table-cell>
          <table:table-cell office:value-type="string" calcext:value-type="string">
            <text:p>HEX</text:p>
          </table:table-cell>
          <table:table-cell table:style-name="ce56" office:value-type="string" calcext:value-type="string">
            <text:p>flags de error en [SOL 6 5 4 3 E2P RAM ROM]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2];&quot; &quot;;[.E92];&quot;=&quot;;[.I92];&quot;;&quot;)" office:value-type="string" office:string-value="u8 alarmas=99;" calcext:value-type="string">
            <text:p>u8 alarmas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2]" office:value-type="string" office:string-value="alarmas" calcext:value-type="string">
            <text:p>alarma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2]" office:value-type="string" office:string-value="alarmas" calcext:value-type="string">
            <text:p>alarmas</text:p>
          </table:table-cell>
          <table:table-cell office:value-type="string" calcext:value-type="string">
            <text:p>","</text:p>
          </table:table-cell>
          <table:table-cell table:formula="of:=[.F92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2]" office:value-type="string" office:string-value="flags de error en [SOL 6 5 4 3 E2P RAM ROM]" calcext:value-type="string">
            <text:p>flags de error en [SOL 6 5 4 3 E2P RAM ROM]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2]+1"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orb_period</text:p>
          </table:table-cell>
          <table:table-cell office:value-type="string" calcext:value-type="string">
            <text:p>s</text:p>
          </table:table-cell>
          <table:table-cell table:style-name="ce56" office:value-type="string" calcext:value-type="string">
            <text:p>periodo orbita para calculo altura/drag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style-name="ce93" table:formula="of:=CONCATENATE([.H93];&quot; &quot;;[.E93];&quot;=&quot;;[.I93];&quot;;&quot;)" office:value-type="string" office:string-value="u16 orb_period=999;" calcext:value-type="string">
            <text:p>u16 orb_period=9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3]" office:value-type="string" office:string-value="orb_period" calcext:value-type="string">
            <text:p>orb_period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3]" office:value-type="string" office:string-value="orb_period" calcext:value-type="string">
            <text:p>orb_period</text:p>
          </table:table-cell>
          <table:table-cell office:value-type="string" calcext:value-type="string">
            <text:p>","</text:p>
          </table:table-cell>
          <table:table-cell table:formula="of:=[.F93]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G93]" office:value-type="string" office:string-value="periodo orbita para calculo altura/drag" calcext:value-type="string">
            <text:p>periodo orbita para calculo altura/drag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3]+1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bate</text:p>
          </table:table-cell>
          <table:table-cell office:value-type="string" calcext:value-type="string">
            <text:p>HEX</text:p>
          </table:table-cell>
          <table:table-cell table:style-name="ce56" office:value-type="string" calcext:value-type="string">
            <text:p>maquina estados bateria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4];&quot; &quot;;[.E94];&quot;=&quot;;[.I94];&quot;;&quot;)" office:value-type="string" office:string-value="u8 bate=99;" calcext:value-type="string">
            <text:p>u8 bate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4]" office:value-type="string" office:string-value="bate" calcext:value-type="string">
            <text:p>bate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4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4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4]" office:value-type="string" office:string-value="bate" calcext:value-type="string">
            <text:p>bate</text:p>
          </table:table-cell>
          <table:table-cell office:value-type="string" calcext:value-type="string">
            <text:p>","</text:p>
          </table:table-cell>
          <table:table-cell table:formula="of:=[.F94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4]" office:value-type="string" office:string-value="maquina estados bateria" calcext:value-type="string">
            <text:p>maquina estados bater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4]+1"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mote</text:p>
          </table:table-cell>
          <table:table-cell office:value-type="string" calcext:value-type="string">
            <text:p>HEX</text:p>
          </table:table-cell>
          <table:table-cell table:style-name="ce56" office:value-type="string" calcext:value-type="string">
            <text:p>maquina estador motor <text:s text:c="18"/>LIBRE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5];&quot; &quot;;[.E95];&quot;=&quot;;[.I95];&quot;;&quot;)" office:value-type="string" office:string-value="u8 mote=99;" calcext:value-type="string">
            <text:p>u8 mote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5]" office:value-type="string" office:string-value="mote" calcext:value-type="string">
            <text:p>mote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5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5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5]" office:value-type="string" office:string-value="mote" calcext:value-type="string">
            <text:p>mote</text:p>
          </table:table-cell>
          <table:table-cell office:value-type="string" calcext:value-type="string">
            <text:p>","</text:p>
          </table:table-cell>
          <table:table-cell table:formula="of:=[.F95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5]" office:value-type="string" office:string-value="maquina estador motor                   LIBRE" calcext:value-type="string">
            <text:p>maquina estador motor <text:s text:c="18"/>LIBR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5]+1"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busdrop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contador VBUS&lt;3300 + 30s paro subsistemas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6];&quot; &quot;;[.E96];&quot;=&quot;;[.I96];&quot;;&quot;)" office:value-type="string" office:string-value="u8 busdrop=99;" calcext:value-type="string">
            <text:p>u8 busdrop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6]" office:value-type="string" office:string-value="busdrop" calcext:value-type="string">
            <text:p>busdro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6]" office:value-type="string" office:string-value="busdrop" calcext:value-type="string">
            <text:p>busdrop</text:p>
          </table:table-cell>
          <table:table-cell office:value-type="string" calcext:value-type="string">
            <text:p>","</text:p>
          </table:table-cell>
          <table:table-cell table:style-name="ce93" table:formula="of:=[.F96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96]" office:value-type="string" office:string-value="contador VBUS&lt;3300 + 30s paro subsistemas" calcext:value-type="string">
            <text:p>contador VBUS&lt;3300 + 30s paro subsiste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6]+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lastreset</text:p>
          </table:table-cell>
          <table:table-cell office:value-type="string" calcext:value-type="string">
            <text:p>HEX</text:p>
          </table:table-cell>
          <table:table-cell table:style-name="ce56" office:value-type="string" calcext:value-type="string">
            <text:p>lastreset WD,PD,POR,BOR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7];&quot; &quot;;[.E97];&quot;=&quot;;[.I97];&quot;;&quot;)" office:value-type="string" office:string-value="u8 lastreset=99;" calcext:value-type="string">
            <text:p>u8 lastreset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7]" office:value-type="string" office:string-value="lastreset" calcext:value-type="string">
            <text:p>lastreset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7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7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7]" office:value-type="string" office:string-value="lastreset" calcext:value-type="string">
            <text:p>lastreset</text:p>
          </table:table-cell>
          <table:table-cell office:value-type="string" calcext:value-type="string">
            <text:p>","</text:p>
          </table:table-cell>
          <table:table-cell table:formula="of:=[.F97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7]" office:value-type="string" office:string-value="lastreset WD,PD,POR,BOR" calcext:value-type="string">
            <text:p>lastreset WD,PD,POR,BOR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7]+1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28" office:value-type="string" calcext:value-type="string">
            <text:p>strfwd1</text:p>
          </table:table-cell>
          <table:table-cell office:value-type="string" calcext:value-type="string">
            <text:p>HEX</text:p>
          </table:table-cell>
          <table:table-cell table:style-name="ce58" office:value-type="string" calcext:value-type="string">
            <text:p>byte para storeforward <text:s text:c="6"/>(persistente)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8];&quot; &quot;;[.E98];&quot;=&quot;;[.I98];&quot;;&quot;)" office:value-type="string" office:string-value="u8 strfwd1=99;" calcext:value-type="string">
            <text:p>u8 strfwd1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8]" office:value-type="string" office:string-value="strfwd1" calcext:value-type="string">
            <text:p>strfwd1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8]" office:value-type="string" office:string-value="strfwd1" calcext:value-type="string">
            <text:p>strfwd1</text:p>
          </table:table-cell>
          <table:table-cell office:value-type="string" calcext:value-type="string">
            <text:p>","</text:p>
          </table:table-cell>
          <table:table-cell table:formula="of:=[.F98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8]" office:value-type="string" office:string-value="byte para storeforward       (persistente)" calcext:value-type="string">
            <text:p>byte para storeforward <text:s text:c="6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8]+1"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28" office:value-type="string" calcext:value-type="string">
            <text:p>strfwd2</text:p>
          </table:table-cell>
          <table:table-cell office:value-type="string" calcext:value-type="string">
            <text:p>HEX</text:p>
          </table:table-cell>
          <table:table-cell table:style-name="ce58" office:value-type="string" calcext:value-type="string">
            <text:p>byte para storeforward <text:s text:c="6"/>(persistente)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99];&quot; &quot;;[.E99];&quot;=&quot;;[.I99];&quot;;&quot;)" office:value-type="string" office:string-value="u8 strfwd2=99;" calcext:value-type="string">
            <text:p>u8 strfwd2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99]" office:value-type="string" office:string-value="strfwd2" calcext:value-type="string">
            <text:p>strfwd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9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9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9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99]" office:value-type="string" office:string-value="strfwd2" calcext:value-type="string">
            <text:p>strfwd2</text:p>
          </table:table-cell>
          <table:table-cell office:value-type="string" calcext:value-type="string">
            <text:p>","</text:p>
          </table:table-cell>
          <table:table-cell table:formula="of:=[.F99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99]" office:value-type="string" office:string-value="byte para storeforward       (persistente)" calcext:value-type="string">
            <text:p>byte para storeforward <text:s text:c="6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99]+1"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28" office:value-type="string" calcext:value-type="string">
            <text:p>strfwd3</text:p>
          </table:table-cell>
          <table:table-cell office:value-type="string" calcext:value-type="string">
            <text:p>HEX</text:p>
          </table:table-cell>
          <table:table-cell table:style-name="ce58" office:value-type="string" calcext:value-type="string">
            <text:p>byte para storeforward <text:s text:c="6"/>(persistente)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100];&quot; &quot;;[.E100];&quot;=&quot;;[.I100];&quot;;&quot;)" office:value-type="string" office:string-value="u8 strfwd3=99;" calcext:value-type="string">
            <text:p>u8 strfwd3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00]" office:value-type="string" office:string-value="strfwd3" calcext:value-type="string">
            <text:p>strfwd3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00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00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0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00]" office:value-type="string" office:string-value="strfwd3" calcext:value-type="string">
            <text:p>strfwd3</text:p>
          </table:table-cell>
          <table:table-cell office:value-type="string" calcext:value-type="string">
            <text:p>","</text:p>
          </table:table-cell>
          <table:table-cell table:formula="of:=[.F100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100]" office:value-type="string" office:string-value="byte para storeforward       (persistente)" calcext:value-type="string">
            <text:p>byte para storeforward <text:s text:c="6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00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28" office:value-type="string" calcext:value-type="string">
            <text:p>strfwd4</text:p>
          </table:table-cell>
          <table:table-cell office:value-type="string" calcext:value-type="string">
            <text:p>HEX</text:p>
          </table:table-cell>
          <table:table-cell table:style-name="ce58" office:value-type="string" calcext:value-type="string">
            <text:p>byte para storeforward <text:s text:c="6"/>(persistente)</text:p>
          </table:table-cell>
          <table:table-cell office:value-type="string" calcext:value-type="string">
            <text:p>u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3" table:formula="of:=CONCATENATE([.H101];&quot; &quot;;[.E101];&quot;=&quot;;[.I101];&quot;;&quot;)" office:value-type="string" office:string-value="u8 strfwd4=99;" calcext:value-type="string">
            <text:p>u8 strfwd4=99;</text:p>
          </table:table-cell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01]" office:value-type="string" office:string-value="strfwd4" calcext:value-type="string">
            <text:p>strfwd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0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0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0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01]" office:value-type="string" office:string-value="strfwd4" calcext:value-type="string">
            <text:p>strfwd4</text:p>
          </table:table-cell>
          <table:table-cell office:value-type="string" calcext:value-type="string">
            <text:p>","</text:p>
          </table:table-cell>
          <table:table-cell table:formula="of:=[.F101]" office:value-type="string" office:string-value="HEX" calcext:value-type="string">
            <text:p>HEX</text:p>
          </table:table-cell>
          <table:table-cell office:value-type="string" calcext:value-type="string">
            <text:p>","</text:p>
          </table:table-cell>
          <table:table-cell table:formula="of:=[.G101]" office:value-type="string" office:string-value="byte para storeforward       (persistente)" calcext:value-type="string">
            <text:p>byte para storeforward <text:s text:c="6"/>(persistente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01]+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13" office:value-type="string" calcext:value-type="string">
            <text:p>checksum</text:p>
          </table:table-cell>
          <table:table-cell office:value-type="string" calcext:value-type="string">
            <text:p>--</text:p>
          </table:table-cell>
          <table:table-cell table:style-name="ce56" office:value-type="string" calcext:value-type="string">
            <text:p>checksum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02]" office:value-type="string" office:string-value="checksum" calcext:value-type="string">
            <text:p>checksum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0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0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0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02]" office:value-type="string" office:string-value="checksum" calcext:value-type="string">
            <text:p>checksum</text:p>
          </table:table-cell>
          <table:table-cell office:value-type="string" calcext:value-type="string">
            <text:p>","</text:p>
          </table:table-cell>
          <table:table-cell table:formula="of:=[.F10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02]" office:value-type="string" office:string-value="checksum" calcext:value-type="string">
            <text:p>checksum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utiles</text:p>
          </table:table-cell>
          <table:table-cell table:style-name="ce4" table:formula="of:=SUM([.C69:.C102])" office:value-type="float" office:value="336" calcext:value-type="float">
            <text:p>336</text:p>
          </table:table-cell>
          <table:table-cell table:style-name="ce17"/>
          <table:table-cell office:value-type="string" calcext:value-type="string">
            <text:p>bits</text:p>
          </table:table-cell>
          <table:table-cell/>
          <table:table-cell table:style-name="ce56"/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 table:number-columns-repeated="2"/>
          <table:table-cell table:style-name="ce12" table:formula="of:=[.C103]/8" office:value-type="float" office:value="42" calcext:value-type="float">
            <text:p>42,00</text:p>
          </table:table-cell>
          <table:table-cell table:style-name="ce17"/>
          <table:table-cell office:value-type="string" calcext:value-type="string">
            <text:p>bytes</text:p>
          </table:table-cell>
          <table:table-cell/>
          <table:table-cell table:style-name="ce56"/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[.C103]+[.C67]+[.C68]" office:value-type="float" office:value="400" calcext:value-type="float">
            <text:p>400</text:p>
          </table:table-cell>
          <table:table-cell/>
          <table:table-cell office:value-type="string" calcext:value-type="string">
            <text:p>bit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table:formula="of:=[.C105]/50*1000" office:value-type="float" office:value="8000" calcext:value-type="float">
            <text:p>8000</text:p>
          </table:table-cell>
          <table:table-cell/>
          <table:table-cell office:value-type="string" calcext:value-type="string">
            <text:p>m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 table:number-columns-repeated="10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 table:style-name="ce4" table:number-columns-repeated="2"/>
          <table:table-cell table:style-name="ce13" table:number-columns-repeated="4"/>
          <table:table-cell table:style-name="ce51" office:value-type="string" calcext:value-type="string">
            <text:p>PAQUETE TIPO TRES (TLM ESTADISTICAS)</text:p>
          </table:table-cell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 table:style-name="Default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its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VARIABLE</text:p>
          </table:table-cell>
          <table:table-cell table:style-name="ce4" office:value-type="string" calcext:value-type="string">
            <text:p>MU</text:p>
          </table:table-cell>
          <table:table-cell table:style-name="ce51" office:value-type="string" calcext:value-type="string">
            <text:p>DESCRIPTION</text:p>
          </table:table-cell>
          <table:table-cell table:number-columns-repeated="3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11"/>
          <table:table-cell table:number-columns-repeated="976"/>
        </table:table-row>
        <table:table-row table:style-name="ro1">
          <table:table-cell table:formula="of:=[.A102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0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0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0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0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110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0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0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7"/>
          <table:table-cell table:style-name="ce13" office:value-type="string" calcext:value-type="string">
            <text:p>train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becera de entrenamiento 0x55555555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1]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1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1]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1]" office:value-type="string" office:string-value="training" calcext:value-type="string">
            <text:p>training</text:p>
          </table:table-cell>
          <table:table-cell office:value-type="string" calcext:value-type="string">
            <text:p>","</text:p>
          </table:table-cell>
          <table:table-cell table:formula="of:=[.F111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1]" office:value-type="string" office:string-value="cabecera de entrenamiento 0x55555555" calcext:value-type="string">
            <text:p>cabecera de entrenamiento 0x55555555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1]+1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table:style-name="ce13" office:value-type="string" calcext:value-type="string">
            <text:p>syn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ncronizacion 11001100 0x33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2]" office:value-type="string" office:string-value="sync" calcext:value-type="string">
            <text:p>syn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2]" office:value-type="string" office:string-value="sync" calcext:value-type="string">
            <text:p>sync</text:p>
          </table:table-cell>
          <table:table-cell office:value-type="string" calcext:value-type="string">
            <text:p>","</text:p>
          </table:table-cell>
          <table:table-cell table:formula="of:=[.F11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2]" office:value-type="string" office:string-value="sincronizacion 11001100 0x33" calcext:value-type="string">
            <text:p>sincronizacion 11001100 0x33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2]+1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le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ongitud/tipo paquete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3]" office:value-type="string" office:string-value="len" calcext:value-type="string">
            <text:p>le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3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3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3]" office:value-type="string" office:string-value="len" calcext:value-type="string">
            <text:p>len</text:p>
          </table:table-cell>
          <table:table-cell office:value-type="string" calcext:value-type="string">
            <text:p>","</text:p>
          </table:table-cell>
          <table:table-cell table:formula="of:=[.F113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3]" office:value-type="string" office:string-value="longitud/tipo paquete" calcext:value-type="string">
            <text:p>longitud/tipo paquete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3]+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style-name="ce13" office:value-type="string" calcext:value-type="string">
            <text:p>addres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ireccion originatario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4]" office:value-type="string" office:string-value="address" calcext:value-type="string">
            <text:p>addres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4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4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4]" office:value-type="string" office:string-value="address" calcext:value-type="string">
            <text:p>address</text:p>
          </table:table-cell>
          <table:table-cell office:value-type="string" calcext:value-type="string">
            <text:p>","</text:p>
          </table:table-cell>
          <table:table-cell table:formula="of:=[.F114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4]" office:value-type="string" office:string-value="direccion originatario" calcext:value-type="string">
            <text:p>direccion originatario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4]+1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7"/>
          <table:table-cell table:style-name="ce13" office:value-type="string" calcext:value-type="string">
            <text:p>seq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umero de secuencia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5]" office:value-type="string" office:string-value="seq" calcext:value-type="string">
            <text:p>seq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5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5]" office:value-type="float" office:value="2" calcext:value-type="float">
            <text:p>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5]" office:value-type="string" office:string-value="seq" calcext:value-type="string">
            <text:p>seq</text:p>
          </table:table-cell>
          <table:table-cell office:value-type="string" calcext:value-type="string">
            <text:p>","</text:p>
          </table:table-cell>
          <table:table-cell table:formula="of:=[.F115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5]" office:value-type="string" office:string-value="numero de secuencia" calcext:value-type="string">
            <text:p>numero de secuenc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5]+1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_free_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n asignar tq tamanyo paquete multiplo 8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6]" office:value-type="string" office:string-value="_free_" calcext:value-type="string">
            <text:p>_free_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16]" office:value-type="float" office:value="4" calcext:value-type="float">
            <text:p>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6]" office:value-type="string" office:string-value="_free_" calcext:value-type="string">
            <text:p>_free_</text:p>
          </table:table-cell>
          <table:table-cell office:value-type="string" calcext:value-type="string">
            <text:p>","</text:p>
          </table:table-cell>
          <table:table-cell table:formula="of:=[.F116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16]" office:value-type="string" office:string-value="sin asignar tq tamanyo paquete multiplo 8" calcext:value-type="string">
            <text:p>sin asignar tq tamanyo paquete multiplo 8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6]+1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0].pp</text:p>
          </table:table-cell>
          <table:table-cell table:style-name="ce5" office:value-type="string" calcext:value-type="string">
            <text:p>oC</text:p>
          </table:table-cell>
          <table:table-cell table:style-name="ce14" office:value-type="string" calcext:value-type="string">
            <text:p>ttx_pk+ <text:s text:c="5"/>TEMPERATURAS MAXIMAS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7]" office:value-type="string" office:string-value="stats[0].pp" calcext:value-type="string">
            <text:p>stats[0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7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7]" office:value-type="string" office:string-value="stats[0].pp" calcext:value-type="string">
            <text:p>stats[0].pp</text:p>
          </table:table-cell>
          <table:table-cell office:value-type="string" calcext:value-type="string">
            <text:p>","</text:p>
          </table:table-cell>
          <table:table-cell table:formula="of:=[.F117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17]" office:value-type="string" office:string-value="ttx_pk+      TEMPERATURAS MAXIMAS" calcext:value-type="string">
            <text:p>ttx_pk+ <text:s text:c="5"/>TEMPERATURAS MAXI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7]+1"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1].pp</text:p>
          </table:table-cell>
          <table:table-cell table:style-name="ce5" table:formula="of:=[.F117]" office:value-type="string" office:string-value="oC" calcext:value-type="string">
            <text:p>oC</text:p>
          </table:table-cell>
          <table:table-cell table:style-name="ce14" office:value-type="string" calcext:value-type="string">
            <text:p>trx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8]" office:value-type="string" office:string-value="stats[1].pp" calcext:value-type="string">
            <text:p>stats[1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8]" office:value-type="string" office:string-value="stats[1].pp" calcext:value-type="string">
            <text:p>stats[1].pp</text:p>
          </table:table-cell>
          <table:table-cell office:value-type="string" calcext:value-type="string">
            <text:p>","</text:p>
          </table:table-cell>
          <table:table-cell table:formula="of:=[.F118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18]" office:value-type="string" office:string-value="trx_pk+" calcext:value-type="string">
            <text:p>trx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8]+1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2].pp</text:p>
          </table:table-cell>
          <table:table-cell table:style-name="ce5" table:formula="of:=[.F118]" office:value-type="string" office:string-value="oC" calcext:value-type="string">
            <text:p>oC</text:p>
          </table:table-cell>
          <table:table-cell table:style-name="ce14" office:value-type="string" calcext:value-type="string">
            <text:p>tba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19]" office:value-type="string" office:string-value="stats[2].pp" calcext:value-type="string">
            <text:p>stats[2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1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1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19]" office:value-type="string" office:string-value="stats[2].pp" calcext:value-type="string">
            <text:p>stats[2].pp</text:p>
          </table:table-cell>
          <table:table-cell office:value-type="string" calcext:value-type="string">
            <text:p>","</text:p>
          </table:table-cell>
          <table:table-cell table:formula="of:=[.F119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19]" office:value-type="string" office:string-value="tba_pk+" calcext:value-type="string">
            <text:p>tba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19]+1"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3].pp</text:p>
          </table:table-cell>
          <table:table-cell table:style-name="ce5" table:formula="of:=[.F119]" office:value-type="string" office:string-value="oC" calcext:value-type="string">
            <text:p>oC</text:p>
          </table:table-cell>
          <table:table-cell table:style-name="ce14" office:value-type="string" calcext:value-type="string">
            <text:p>txp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0]" office:value-type="string" office:string-value="stats[3].pp" calcext:value-type="string">
            <text:p>stats[3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0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0]" office:value-type="string" office:string-value="stats[3].pp" calcext:value-type="string">
            <text:p>stats[3].pp</text:p>
          </table:table-cell>
          <table:table-cell office:value-type="string" calcext:value-type="string">
            <text:p>","</text:p>
          </table:table-cell>
          <table:table-cell table:formula="of:=[.F120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0]" office:value-type="string" office:string-value="txp_pk+" calcext:value-type="string">
            <text:p>txp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0]+1"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4].pp</text:p>
          </table:table-cell>
          <table:table-cell table:style-name="ce5" table:formula="of:=[.F120]" office:value-type="string" office:string-value="oC" calcext:value-type="string">
            <text:p>oC</text:p>
          </table:table-cell>
          <table:table-cell table:style-name="ce14" office:value-type="string" calcext:value-type="string">
            <text:p>txn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1]" office:value-type="string" office:string-value="stats[4].pp" calcext:value-type="string">
            <text:p>stats[4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1]" office:value-type="string" office:string-value="stats[4].pp" calcext:value-type="string">
            <text:p>stats[4].pp</text:p>
          </table:table-cell>
          <table:table-cell office:value-type="string" calcext:value-type="string">
            <text:p>","</text:p>
          </table:table-cell>
          <table:table-cell table:formula="of:=[.F121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1]" office:value-type="string" office:string-value="txn_pk+" calcext:value-type="string">
            <text:p>tx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1]+1"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5].pp</text:p>
          </table:table-cell>
          <table:table-cell table:style-name="ce5" table:formula="of:=[.F121]" office:value-type="string" office:string-value="oC" calcext:value-type="string">
            <text:p>oC</text:p>
          </table:table-cell>
          <table:table-cell table:style-name="ce14" office:value-type="string" calcext:value-type="string">
            <text:p>typ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2]" office:value-type="string" office:string-value="stats[5].pp" calcext:value-type="string">
            <text:p>stats[5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2]" office:value-type="string" office:string-value="stats[5].pp" calcext:value-type="string">
            <text:p>stats[5].pp</text:p>
          </table:table-cell>
          <table:table-cell office:value-type="string" calcext:value-type="string">
            <text:p>","</text:p>
          </table:table-cell>
          <table:table-cell table:formula="of:=[.F122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2]" office:value-type="string" office:string-value="typ_pk+" calcext:value-type="string">
            <text:p>typ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2]+1"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6].pp</text:p>
          </table:table-cell>
          <table:table-cell table:style-name="ce5" table:formula="of:=[.F122]" office:value-type="string" office:string-value="oC" calcext:value-type="string">
            <text:p>oC</text:p>
          </table:table-cell>
          <table:table-cell table:style-name="ce14" office:value-type="string" calcext:value-type="string">
            <text:p>tyn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3]" office:value-type="string" office:string-value="stats[6].pp" calcext:value-type="string">
            <text:p>stats[6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3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3]" office:value-type="string" office:string-value="stats[6].pp" calcext:value-type="string">
            <text:p>stats[6].pp</text:p>
          </table:table-cell>
          <table:table-cell office:value-type="string" calcext:value-type="string">
            <text:p>","</text:p>
          </table:table-cell>
          <table:table-cell table:formula="of:=[.F123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3]" office:value-type="string" office:string-value="tyn_pk+" calcext:value-type="string">
            <text:p>ty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3]+1"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7].pp</text:p>
          </table:table-cell>
          <table:table-cell table:style-name="ce5" table:formula="of:=[.F123]" office:value-type="string" office:string-value="oC" calcext:value-type="string">
            <text:p>oC</text:p>
          </table:table-cell>
          <table:table-cell table:style-name="ce14" office:value-type="string" calcext:value-type="string">
            <text:p>tzp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4]" office:value-type="string" office:string-value="stats[7].pp" calcext:value-type="string">
            <text:p>stats[7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4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4]" office:value-type="string" office:string-value="stats[7].pp" calcext:value-type="string">
            <text:p>stats[7].pp</text:p>
          </table:table-cell>
          <table:table-cell office:value-type="string" calcext:value-type="string">
            <text:p>","</text:p>
          </table:table-cell>
          <table:table-cell table:formula="of:=[.F124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4]" office:value-type="string" office:string-value="tzp_pk+" calcext:value-type="string">
            <text:p>tzp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4]+1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29" office:value-type="string" calcext:value-type="string">
            <text:p>stats[8].pp</text:p>
          </table:table-cell>
          <table:table-cell table:style-name="ce5" table:formula="of:=[.F124]" office:value-type="string" office:string-value="oC" calcext:value-type="string">
            <text:p>oC</text:p>
          </table:table-cell>
          <table:table-cell table:style-name="ce14" office:value-type="string" calcext:value-type="string">
            <text:p>tzn_pk+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5]" office:value-type="string" office:string-value="stats[8].pp" calcext:value-type="string">
            <text:p>stats[8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5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5]" office:value-type="string" office:string-value="stats[8].pp" calcext:value-type="string">
            <text:p>stats[8].pp</text:p>
          </table:table-cell>
          <table:table-cell office:value-type="string" calcext:value-type="string">
            <text:p>","</text:p>
          </table:table-cell>
          <table:table-cell table:formula="of:=[.F125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5]" office:value-type="string" office:string-value="tzn_pk+" calcext:value-type="string">
            <text:p>tz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5]+1"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0].pn</text:p>
          </table:table-cell>
          <table:table-cell table:style-name="ce5" table:formula="of:=[.F125]" office:value-type="string" office:string-value="oC" calcext:value-type="string">
            <text:p>oC</text:p>
          </table:table-cell>
          <table:table-cell table:style-name="ce14" office:value-type="string" calcext:value-type="string">
            <text:p>ttx_pk- <text:s text:c="5"/>TEMPERATURAS MINIMAS</text:p>
          </table:table-cell>
          <table:table-cell table:number-columns-repeated="4"/>
          <table:table-cell table:style-name="ce14"/>
          <table:table-cell table:number-columns-repeated="3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6]" office:value-type="string" office:string-value="stats[0].pn" calcext:value-type="string">
            <text:p>stats[0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6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6]" office:value-type="string" office:string-value="stats[0].pn" calcext:value-type="string">
            <text:p>stats[0].pn</text:p>
          </table:table-cell>
          <table:table-cell office:value-type="string" calcext:value-type="string">
            <text:p>","</text:p>
          </table:table-cell>
          <table:table-cell table:formula="of:=[.F126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6]" office:value-type="string" office:string-value="ttx_pk-      TEMPERATURAS MINIMAS" calcext:value-type="string">
            <text:p>ttx_pk- <text:s text:c="5"/>TEMPERATURAS MINI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6]+1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1].pn</text:p>
          </table:table-cell>
          <table:table-cell table:style-name="ce5" table:formula="of:=[.F126]" office:value-type="string" office:string-value="oC" calcext:value-type="string">
            <text:p>oC</text:p>
          </table:table-cell>
          <table:table-cell table:style-name="ce14" office:value-type="string" calcext:value-type="string">
            <text:p>trx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7]" office:value-type="string" office:string-value="stats[1].pn" calcext:value-type="string">
            <text:p>stats[1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7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7]" office:value-type="string" office:string-value="stats[1].pn" calcext:value-type="string">
            <text:p>stats[1].pn</text:p>
          </table:table-cell>
          <table:table-cell office:value-type="string" calcext:value-type="string">
            <text:p>","</text:p>
          </table:table-cell>
          <table:table-cell table:formula="of:=[.F127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7]" office:value-type="string" office:string-value="trx_pk-" calcext:value-type="string">
            <text:p>trx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7]+1"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2].pn</text:p>
          </table:table-cell>
          <table:table-cell table:style-name="ce5" table:formula="of:=[.F127]" office:value-type="string" office:string-value="oC" calcext:value-type="string">
            <text:p>oC</text:p>
          </table:table-cell>
          <table:table-cell table:style-name="ce14" office:value-type="string" calcext:value-type="string">
            <text:p>tba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8]" office:value-type="string" office:string-value="stats[2].pn" calcext:value-type="string">
            <text:p>stats[2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8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8]" office:value-type="string" office:string-value="stats[2].pn" calcext:value-type="string">
            <text:p>stats[2].pn</text:p>
          </table:table-cell>
          <table:table-cell office:value-type="string" calcext:value-type="string">
            <text:p>","</text:p>
          </table:table-cell>
          <table:table-cell table:formula="of:=[.F128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8]" office:value-type="string" office:string-value="tba_pk-" calcext:value-type="string">
            <text:p>tba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8]+1"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3].pn</text:p>
          </table:table-cell>
          <table:table-cell table:style-name="ce5" table:formula="of:=[.F128]" office:value-type="string" office:string-value="oC" calcext:value-type="string">
            <text:p>oC</text:p>
          </table:table-cell>
          <table:table-cell table:style-name="ce14" office:value-type="string" calcext:value-type="string">
            <text:p>txp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29]" office:value-type="string" office:string-value="stats[3].pn" calcext:value-type="string">
            <text:p>stats[3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29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2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29]" office:value-type="string" office:string-value="stats[3].pn" calcext:value-type="string">
            <text:p>stats[3].pn</text:p>
          </table:table-cell>
          <table:table-cell office:value-type="string" calcext:value-type="string">
            <text:p>","</text:p>
          </table:table-cell>
          <table:table-cell table:formula="of:=[.F129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29]" office:value-type="string" office:string-value="txp_pk-" calcext:value-type="string">
            <text:p>txp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29]+1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4].pn</text:p>
          </table:table-cell>
          <table:table-cell table:style-name="ce5" table:formula="of:=[.F129]" office:value-type="string" office:string-value="oC" calcext:value-type="string">
            <text:p>oC</text:p>
          </table:table-cell>
          <table:table-cell table:style-name="ce14" office:value-type="string" calcext:value-type="string">
            <text:p>txn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0]" office:value-type="string" office:string-value="stats[4].pn" calcext:value-type="string">
            <text:p>stats[4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0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0]" office:value-type="string" office:string-value="stats[4].pn" calcext:value-type="string">
            <text:p>stats[4].pn</text:p>
          </table:table-cell>
          <table:table-cell office:value-type="string" calcext:value-type="string">
            <text:p>","</text:p>
          </table:table-cell>
          <table:table-cell table:formula="of:=[.F130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30]" office:value-type="string" office:string-value="txn_pk-" calcext:value-type="string">
            <text:p>txn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0]+1"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5].pn</text:p>
          </table:table-cell>
          <table:table-cell table:style-name="ce45" table:formula="of:=[.F130]" office:value-type="string" office:string-value="oC" calcext:value-type="string">
            <text:p>oC</text:p>
          </table:table-cell>
          <table:table-cell table:style-name="ce64" office:value-type="string" calcext:value-type="string">
            <text:p>typ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1]" office:value-type="string" office:string-value="stats[5].pn" calcext:value-type="string">
            <text:p>stats[5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1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1]" office:value-type="string" office:string-value="stats[5].pn" calcext:value-type="string">
            <text:p>stats[5].pn</text:p>
          </table:table-cell>
          <table:table-cell office:value-type="string" calcext:value-type="string">
            <text:p>","</text:p>
          </table:table-cell>
          <table:table-cell table:formula="of:=[.F131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31]" office:value-type="string" office:string-value="typ_pk-" calcext:value-type="string">
            <text:p>typ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1]+1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6].pn</text:p>
          </table:table-cell>
          <table:table-cell table:style-name="ce45" table:formula="of:=[.F131]" office:value-type="string" office:string-value="oC" calcext:value-type="string">
            <text:p>oC</text:p>
          </table:table-cell>
          <table:table-cell table:style-name="ce64" office:value-type="string" calcext:value-type="string">
            <text:p>tyn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2]" office:value-type="string" office:string-value="stats[6].pn" calcext:value-type="string">
            <text:p>stats[6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2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2]" office:value-type="string" office:string-value="stats[6].pn" calcext:value-type="string">
            <text:p>stats[6].pn</text:p>
          </table:table-cell>
          <table:table-cell office:value-type="string" calcext:value-type="string">
            <text:p>","</text:p>
          </table:table-cell>
          <table:table-cell table:formula="of:=[.F132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32]" office:value-type="string" office:string-value="tyn_pk-" calcext:value-type="string">
            <text:p>tyn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2]+1"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7].pn</text:p>
          </table:table-cell>
          <table:table-cell table:style-name="ce45" table:formula="of:=[.F132]" office:value-type="string" office:string-value="oC" calcext:value-type="string">
            <text:p>oC</text:p>
          </table:table-cell>
          <table:table-cell table:style-name="ce64" office:value-type="string" calcext:value-type="string">
            <text:p>tzp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3]" office:value-type="string" office:string-value="stats[7].pn" calcext:value-type="string">
            <text:p>stats[7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3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3]" office:value-type="string" office:string-value="stats[7].pn" calcext:value-type="string">
            <text:p>stats[7].pn</text:p>
          </table:table-cell>
          <table:table-cell office:value-type="string" calcext:value-type="string">
            <text:p>","</text:p>
          </table:table-cell>
          <table:table-cell table:formula="of:=[.F133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33]" office:value-type="string" office:string-value="tzp_pk-" calcext:value-type="string">
            <text:p>tzp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3]+1"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style-name="ce30" office:value-type="string" calcext:value-type="string">
            <text:p>stats[8].pn</text:p>
          </table:table-cell>
          <table:table-cell table:style-name="ce45" table:formula="of:=[.F133]" office:value-type="string" office:string-value="oC" calcext:value-type="string">
            <text:p>oC</text:p>
          </table:table-cell>
          <table:table-cell table:style-name="ce64" office:value-type="string" calcext:value-type="string">
            <text:p>tzn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4]" office:value-type="string" office:string-value="stats[8].pn" calcext:value-type="string">
            <text:p>stats[8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4]" office:value-type="float" office:value="8" calcext:value-type="float">
            <text:p>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4]" office:value-type="string" office:string-value="stats[8].pn" calcext:value-type="string">
            <text:p>stats[8].pn</text:p>
          </table:table-cell>
          <table:table-cell office:value-type="string" calcext:value-type="string">
            <text:p>","</text:p>
          </table:table-cell>
          <table:table-cell table:formula="of:=[.F134]" office:value-type="string" office:string-value="oC" calcext:value-type="string">
            <text:p>oC</text:p>
          </table:table-cell>
          <table:table-cell office:value-type="string" calcext:value-type="string">
            <text:p>","</text:p>
          </table:table-cell>
          <table:table-cell table:formula="of:=[.G134]" office:value-type="string" office:string-value="tzn_pk-" calcext:value-type="string">
            <text:p>tzn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4]+1"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9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xp_pk+ <text:s text:c="6"/>intensidades panel MAXIMA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5]" office:value-type="string" office:string-value="stats[9].pp" calcext:value-type="string">
            <text:p>stats[9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5]" office:value-type="string" office:string-value="stats[9].pp" calcext:value-type="string">
            <text:p>stats[9].pp</text:p>
          </table:table-cell>
          <table:table-cell office:value-type="string" calcext:value-type="string">
            <text:p>","</text:p>
          </table:table-cell>
          <table:table-cell table:formula="of:=[.F135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35]" office:value-type="string" office:string-value="ixp_pk+       intensidades panel MAXIMA" calcext:value-type="string">
            <text:p>ixp_pk+ <text:s text:c="6"/>intensidades panel MAXIM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5]+1"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10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xn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6]" office:value-type="string" office:string-value="stats[10].pp" calcext:value-type="string">
            <text:p>stats[10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6]" office:value-type="string" office:string-value="stats[10].pp" calcext:value-type="string">
            <text:p>stats[10].pp</text:p>
          </table:table-cell>
          <table:table-cell office:value-type="string" calcext:value-type="string">
            <text:p>","</text:p>
          </table:table-cell>
          <table:table-cell table:formula="of:=[.F136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36]" office:value-type="string" office:string-value="ixn_pk+" calcext:value-type="string">
            <text:p>ix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6]+1"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11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yp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7]" office:value-type="string" office:string-value="stats[11].pp" calcext:value-type="string">
            <text:p>stats[11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7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7]" office:value-type="string" office:string-value="stats[11].pp" calcext:value-type="string">
            <text:p>stats[11].pp</text:p>
          </table:table-cell>
          <table:table-cell office:value-type="string" calcext:value-type="string">
            <text:p>","</text:p>
          </table:table-cell>
          <table:table-cell table:formula="of:=[.F137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37]" office:value-type="string" office:string-value="iyp_pk+" calcext:value-type="string">
            <text:p>iyp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7]+1"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12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yn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8]" office:value-type="string" office:string-value="stats[12].pp" calcext:value-type="string">
            <text:p>stats[12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8]" office:value-type="string" office:string-value="stats[12].pp" calcext:value-type="string">
            <text:p>stats[12].pp</text:p>
          </table:table-cell>
          <table:table-cell office:value-type="string" calcext:value-type="string">
            <text:p>","</text:p>
          </table:table-cell>
          <table:table-cell table:formula="of:=[.F138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38]" office:value-type="string" office:string-value="iyn_pk+" calcext:value-type="string">
            <text:p>iy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8]+1"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13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zp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39]" office:value-type="string" office:string-value="stats[13].pp" calcext:value-type="string">
            <text:p>stats[13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3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3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39]" office:value-type="string" office:string-value="stats[13].pp" calcext:value-type="string">
            <text:p>stats[13].pp</text:p>
          </table:table-cell>
          <table:table-cell office:value-type="string" calcext:value-type="string">
            <text:p>","</text:p>
          </table:table-cell>
          <table:table-cell table:formula="of:=[.F139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39]" office:value-type="string" office:string-value="izp_pk+" calcext:value-type="string">
            <text:p>izp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39]+1"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16" calcext:value-type="float">
            <text:p>16</text:p>
          </table:table-cell>
          <table:table-cell table:style-name="ce17"/>
          <table:table-cell table:style-name="ce32" office:value-type="string" calcext:value-type="string">
            <text:p>stats[14].pp</text:p>
          </table:table-cell>
          <table:table-cell table:style-name="ce46" office:value-type="string" calcext:value-type="string">
            <text:p>uA</text:p>
          </table:table-cell>
          <table:table-cell table:style-name="ce19" office:value-type="string" calcext:value-type="string">
            <text:p>izn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0]" office:value-type="string" office:string-value="stats[14].pp" calcext:value-type="string">
            <text:p>stats[14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0]" office:value-type="string" office:string-value="stats[14].pp" calcext:value-type="string">
            <text:p>stats[14].pp</text:p>
          </table:table-cell>
          <table:table-cell office:value-type="string" calcext:value-type="string">
            <text:p>","</text:p>
          </table:table-cell>
          <table:table-cell table:formula="of:=[.F140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40]" office:value-type="string" office:string-value="izn_pk+" calcext:value-type="string">
            <text:p>izn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0]+1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20" calcext:value-type="float">
            <text:p>20</text:p>
          </table:table-cell>
          <table:table-cell table:style-name="ce17"/>
          <table:table-cell table:style-name="ce33" office:value-type="string" calcext:value-type="string">
            <text:p>stats[9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XP <text:s text:c="2"/>ixp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1]" office:value-type="string" office:string-value="stats[9].ac" calcext:value-type="string">
            <text:p>stats[9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1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1]" office:value-type="string" office:string-value="stats[9].ac" calcext:value-type="string">
            <text:p>stats[9].ac</text:p>
          </table:table-cell>
          <table:table-cell office:value-type="string" calcext:value-type="string">
            <text:p>","</text:p>
          </table:table-cell>
          <table:table-cell table:formula="of:=[.F141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1]" office:value-type="string" office:string-value="carga generada por paneles XP   ixp_acc" calcext:value-type="string">
            <text:p>carga generada por paneles XP <text:s text:c="2"/>ixp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1]+1"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17"/>
          <table:table-cell table:style-name="ce33" office:value-type="string" calcext:value-type="string">
            <text:p>stats[10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XN <text:s text:c="2"/>ixn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2]" office:value-type="string" office:string-value="stats[10].ac" calcext:value-type="string">
            <text:p>stats[10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2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2]" office:value-type="string" office:string-value="stats[10].ac" calcext:value-type="string">
            <text:p>stats[10].ac</text:p>
          </table:table-cell>
          <table:table-cell office:value-type="string" calcext:value-type="string">
            <text:p>","</text:p>
          </table:table-cell>
          <table:table-cell table:formula="of:=[.F142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2]" office:value-type="string" office:string-value="carga generada por paneles XN   ixn_acc" calcext:value-type="string">
            <text:p>carga generada por paneles XN <text:s text:c="2"/>ixn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2]+1"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3" office:value-type="string" calcext:value-type="string">
            <text:p>stats[11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YP <text:s text:c="2"/>iyp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3]" office:value-type="string" office:string-value="stats[11].ac" calcext:value-type="string">
            <text:p>stats[11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3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3]" office:value-type="string" office:string-value="stats[11].ac" calcext:value-type="string">
            <text:p>stats[11].ac</text:p>
          </table:table-cell>
          <table:table-cell office:value-type="string" calcext:value-type="string">
            <text:p>","</text:p>
          </table:table-cell>
          <table:table-cell table:formula="of:=[.F143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3]" office:value-type="string" office:string-value="carga generada por paneles YP   iyp_acc" calcext:value-type="string">
            <text:p>carga generada por paneles YP <text:s text:c="2"/>iyp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3]+1"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3" office:value-type="string" calcext:value-type="string">
            <text:p>stats[12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YN <text:s text:c="2"/>iyn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4]" office:value-type="string" office:string-value="stats[12].ac" calcext:value-type="string">
            <text:p>stats[12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4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4]" office:value-type="string" office:string-value="stats[12].ac" calcext:value-type="string">
            <text:p>stats[12].ac</text:p>
          </table:table-cell>
          <table:table-cell office:value-type="string" calcext:value-type="string">
            <text:p>","</text:p>
          </table:table-cell>
          <table:table-cell table:formula="of:=[.F144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4]" office:value-type="string" office:string-value="carga generada por paneles YN   iyn_acc" calcext:value-type="string">
            <text:p>carga generada por paneles YN <text:s text:c="2"/>iyn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4]+1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3" office:value-type="string" calcext:value-type="string">
            <text:p>stats[13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ZP <text:s text:c="2"/>izp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5]" office:value-type="string" office:string-value="stats[13].ac" calcext:value-type="string">
            <text:p>stats[13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5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5]" office:value-type="string" office:string-value="stats[13].ac" calcext:value-type="string">
            <text:p>stats[13].ac</text:p>
          </table:table-cell>
          <table:table-cell office:value-type="string" calcext:value-type="string">
            <text:p>","</text:p>
          </table:table-cell>
          <table:table-cell table:formula="of:=[.F145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5]" office:value-type="string" office:string-value="carga generada por paneles ZP   izp_acc" calcext:value-type="string">
            <text:p>carga generada por paneles ZP <text:s text:c="2"/>izp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5]+1"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3" office:value-type="string" calcext:value-type="string">
            <text:p>stats[14].ac</text:p>
          </table:table-cell>
          <table:table-cell table:style-name="ce45" office:value-type="string" calcext:value-type="string">
            <text:p>uA*t</text:p>
          </table:table-cell>
          <table:table-cell table:style-name="ce14" office:value-type="string" calcext:value-type="string">
            <text:p>carga generada por paneles ZN <text:s text:c="2"/>izn_acc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6]" office:value-type="string" office:string-value="stats[14].ac" calcext:value-type="string">
            <text:p>stats[14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6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4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46]" office:value-type="string" office:string-value="stats[14].ac" calcext:value-type="string">
            <text:p>stats[14].ac</text:p>
          </table:table-cell>
          <table:table-cell office:value-type="string" calcext:value-type="string">
            <text:p>","</text:p>
          </table:table-cell>
          <table:table-cell table:formula="of:=[.F146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formula="of:=[.G146]" office:value-type="string" office:string-value="carga generada por paneles ZN   izn_acc" calcext:value-type="string">
            <text:p>carga generada por paneles ZN <text:s text:c="2"/>izn_acc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6]+1"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pp[0]</text:p>
          </table:table-cell>
          <table:table-cell table:style-name="ce29" office:value-type="string" calcext:value-type="string">
            <text:p>stats[15].pp</text:p>
          </table:table-cell>
          <table:table-cell table:style-name="ce45" office:value-type="string" calcext:value-type="string">
            <text:p>mV</text:p>
          </table:table-cell>
          <table:table-cell table:style-name="ce80" office:value-type="string" calcext:value-type="string">
            <text:p>vbus_pk+ <text:s text:c="4"/>TENSIONES MAXIMAS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7]" office:value-type="string" office:string-value="stats[15].pp" calcext:value-type="string">
            <text:p>stats[15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7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47]" office:value-type="string" office:string-value="adcpp[0]" calcext:value-type="string">
            <text:p>adcpp[0]</text:p>
          </table:table-cell>
          <table:table-cell office:value-type="string" calcext:value-type="string">
            <text:p>,"</text:p>
          </table:table-cell>
          <table:table-cell table:formula="of:=[.E147]" office:value-type="string" office:string-value="stats[15].pp" calcext:value-type="string">
            <text:p>stats[15].pp</text:p>
          </table:table-cell>
          <table:table-cell office:value-type="string" calcext:value-type="string">
            <text:p>","</text:p>
          </table:table-cell>
          <table:table-cell table:formula="of:=[.F147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147]" office:value-type="string" office:string-value="vbus_pk+     TENSIONES MAXIMAS" calcext:value-type="string">
            <text:p>vbus_pk+ <text:s text:c="4"/>TENSIONES MAXI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7]+1"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pp[1]</text:p>
          </table:table-cell>
          <table:table-cell table:style-name="ce29" office:value-type="string" calcext:value-type="string">
            <text:p>stats[16].pp</text:p>
          </table:table-cell>
          <table:table-cell table:style-name="ce45" office:value-type="string" calcext:value-type="string">
            <text:p>mV</text:p>
          </table:table-cell>
          <table:table-cell table:style-name="ce80" office:value-type="string" calcext:value-type="string">
            <text:p>vbat_pk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8]" office:value-type="string" office:string-value="stats[16].pp" calcext:value-type="string">
            <text:p>stats[16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8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48]" office:value-type="string" office:string-value="adcpp[1]" calcext:value-type="string">
            <text:p>adcpp[1]</text:p>
          </table:table-cell>
          <table:table-cell office:value-type="string" calcext:value-type="string">
            <text:p>,"</text:p>
          </table:table-cell>
          <table:table-cell table:formula="of:=[.E148]" office:value-type="string" office:string-value="stats[16].pp" calcext:value-type="string">
            <text:p>stats[16].pp</text:p>
          </table:table-cell>
          <table:table-cell office:value-type="string" calcext:value-type="string">
            <text:p>","</text:p>
          </table:table-cell>
          <table:table-cell table:formula="of:=[.F148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148]" office:value-type="string" office:string-value="vbat_pk+" calcext:value-type="string">
            <text:p>vbat_pk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8]+1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[6]</text:p>
          </table:table-cell>
          <table:table-cell table:style-name="ce29" office:value-type="string" calcext:value-type="string">
            <text:p>stats[17].pp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receiver power detector 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49]" office:value-type="string" office:string-value="stats[17].pp" calcext:value-type="string">
            <text:p>stats[17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49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49]" office:value-type="string" office:string-value="adc[6]" calcext:value-type="string">
            <text:p>adc[6]</text:p>
          </table:table-cell>
          <table:table-cell office:value-type="string" calcext:value-type="string">
            <text:p>,"</text:p>
          </table:table-cell>
          <table:table-cell table:formula="of:=[.E149]" office:value-type="string" office:string-value="stats[17].pp" calcext:value-type="string">
            <text:p>stats[17].pp</text:p>
          </table:table-cell>
          <table:table-cell office:value-type="string" calcext:value-type="string">
            <text:p>","</text:p>
          </table:table-cell>
          <table:table-cell table:formula="of:=[.F149]" office:value-type="string" office:string-value="dBm" calcext:value-type="string">
            <text:p>dBm</text:p>
          </table:table-cell>
          <table:table-cell office:value-type="string" calcext:value-type="string">
            <text:p>","</text:p>
          </table:table-cell>
          <table:table-cell table:formula="of:=[.G149]" office:value-type="string" office:string-value="receiver power detector " calcext:value-type="string">
            <text:p>receiver power detector 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49]+1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table:style-name="ce68" office:value-type="float" office:value="10" calcext:value-type="float">
            <text:p>10</text:p>
          </table:table-cell>
          <table:table-cell table:style-name="ce17"/>
          <table:table-cell table:style-name="ce29" office:value-type="string" calcext:value-type="string">
            <text:p>stats[18].pp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squelch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0]" office:value-type="string" office:string-value="stats[18].pp" calcext:value-type="string">
            <text:p>stats[18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0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0]" office:value-type="string" office:string-value="stats[18].pp" calcext:value-type="string">
            <text:p>stats[18].pp</text:p>
          </table:table-cell>
          <table:table-cell office:value-type="string" calcext:value-type="string">
            <text:p>","</text:p>
          </table:table-cell>
          <table:table-cell table:formula="of:=[.F150]" office:value-type="string" office:string-value="dBm" calcext:value-type="string">
            <text:p>dBm</text:p>
          </table:table-cell>
          <table:table-cell office:value-type="string" calcext:value-type="string">
            <text:p>","</text:p>
          </table:table-cell>
          <table:table-cell table:formula="of:=[.G150]" office:value-type="string" office:string-value="squelch" calcext:value-type="string">
            <text:p>squelch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0]+1"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pn[0]</text:p>
          </table:table-cell>
          <table:table-cell table:style-name="ce36" office:value-type="string" calcext:value-type="string">
            <text:p>stats[15].pn</text:p>
          </table:table-cell>
          <table:table-cell table:style-name="ce5" office:value-type="string" calcext:value-type="string">
            <text:p>mV</text:p>
          </table:table-cell>
          <table:table-cell table:style-name="ce80" office:value-type="string" calcext:value-type="string">
            <text:p>vbus_pk- <text:s text:c="4"/>TENSIONES MINIMAS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1]" office:value-type="string" office:string-value="stats[15].pn" calcext:value-type="string">
            <text:p>stats[15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1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51]" office:value-type="string" office:string-value="adcpn[0]" calcext:value-type="string">
            <text:p>adcpn[0]</text:p>
          </table:table-cell>
          <table:table-cell office:value-type="string" calcext:value-type="string">
            <text:p>,"</text:p>
          </table:table-cell>
          <table:table-cell table:formula="of:=[.E151]" office:value-type="string" office:string-value="stats[15].pn" calcext:value-type="string">
            <text:p>stats[15].pn</text:p>
          </table:table-cell>
          <table:table-cell office:value-type="string" calcext:value-type="string">
            <text:p>","</text:p>
          </table:table-cell>
          <table:table-cell table:formula="of:=[.F151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151]" office:value-type="string" office:string-value="vbus_pk-     TENSIONES MINIMAS" calcext:value-type="string">
            <text:p>vbus_pk- <text:s text:c="4"/>TENSIONES MINI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1]+1"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pn[1]</text:p>
          </table:table-cell>
          <table:table-cell table:style-name="ce36" office:value-type="string" calcext:value-type="string">
            <text:p>stats[16].pn</text:p>
          </table:table-cell>
          <table:table-cell table:style-name="ce5" office:value-type="string" calcext:value-type="string">
            <text:p>mV</text:p>
          </table:table-cell>
          <table:table-cell table:style-name="ce80" office:value-type="string" calcext:value-type="string">
            <text:p>vbat_pk-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2]" office:value-type="string" office:string-value="stats[16].pn" calcext:value-type="string">
            <text:p>stats[16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2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52]" office:value-type="string" office:string-value="adcpn[1]" calcext:value-type="string">
            <text:p>adcpn[1]</text:p>
          </table:table-cell>
          <table:table-cell office:value-type="string" calcext:value-type="string">
            <text:p>,"</text:p>
          </table:table-cell>
          <table:table-cell table:formula="of:=[.E152]" office:value-type="string" office:string-value="stats[16].pn" calcext:value-type="string">
            <text:p>stats[16].pn</text:p>
          </table:table-cell>
          <table:table-cell office:value-type="string" calcext:value-type="string">
            <text:p>","</text:p>
          </table:table-cell>
          <table:table-cell table:formula="of:=[.F152]" office:value-type="string" office:string-value="mV" calcext:value-type="string">
            <text:p>mV</text:p>
          </table:table-cell>
          <table:table-cell office:value-type="string" calcext:value-type="string">
            <text:p>","</text:p>
          </table:table-cell>
          <table:table-cell table:formula="of:=[.G152]" office:value-type="string" office:string-value="vbat_pk-" calcext:value-type="string">
            <text:p>vbat_pk-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2]+1"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table:style-name="ce68" office:value-type="float" office:value="10" calcext:value-type="float">
            <text:p>10</text:p>
          </table:table-cell>
          <table:table-cell table:style-name="ce17" office:value-type="string" calcext:value-type="string">
            <text:p>adc[6]</text:p>
          </table:table-cell>
          <table:table-cell table:style-name="ce36" office:value-type="string" calcext:value-type="string">
            <text:p>stats[17].pn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receiver power detector 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3]" office:value-type="string" office:string-value="stats[17].pn" calcext:value-type="string">
            <text:p>stats[17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3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formula="of:=[.D153]" office:value-type="string" office:string-value="adc[6]" calcext:value-type="string">
            <text:p>adc[6]</text:p>
          </table:table-cell>
          <table:table-cell office:value-type="string" calcext:value-type="string">
            <text:p>,"</text:p>
          </table:table-cell>
          <table:table-cell table:formula="of:=[.E153]" office:value-type="string" office:string-value="stats[17].pn" calcext:value-type="string">
            <text:p>stats[17].pn</text:p>
          </table:table-cell>
          <table:table-cell office:value-type="string" calcext:value-type="string">
            <text:p>","</text:p>
          </table:table-cell>
          <table:table-cell table:formula="of:=[.F153]" office:value-type="string" office:string-value="dBm" calcext:value-type="string">
            <text:p>dBm</text:p>
          </table:table-cell>
          <table:table-cell office:value-type="string" calcext:value-type="string">
            <text:p>","</text:p>
          </table:table-cell>
          <table:table-cell table:formula="of:=[.G153]" office:value-type="string" office:string-value="receiver power detector " calcext:value-type="string">
            <text:p>receiver power detector 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3]+1"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table:style-name="ce68" office:value-type="float" office:value="10" calcext:value-type="float">
            <text:p>10</text:p>
          </table:table-cell>
          <table:table-cell table:style-name="ce17"/>
          <table:table-cell table:style-name="ce36" office:value-type="string" calcext:value-type="string">
            <text:p>stats[18].pn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squelch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4]" office:value-type="string" office:string-value="stats[18].pn" calcext:value-type="string">
            <text:p>stats[18].p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4]" office:value-type="float" office:value="10" calcext:value-type="float">
            <text:p>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4]" office:value-type="string" office:string-value="stats[18].pn" calcext:value-type="string">
            <text:p>stats[18].pn</text:p>
          </table:table-cell>
          <table:table-cell office:value-type="string" calcext:value-type="string">
            <text:p>","</text:p>
          </table:table-cell>
          <table:table-cell table:formula="of:=[.F154]" office:value-type="string" office:string-value="dBm" calcext:value-type="string">
            <text:p>dBm</text:p>
          </table:table-cell>
          <table:table-cell office:value-type="string" calcext:value-type="string">
            <text:p>","</text:p>
          </table:table-cell>
          <table:table-cell table:formula="of:=[.G154]" office:value-type="string" office:string-value="squelch" calcext:value-type="string">
            <text:p>squelch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4]+1"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19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x+ <text:s text:c="9"/>intensidades MAXIMAS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5]" office:value-type="string" office:string-value="stats[19].pp" calcext:value-type="string">
            <text:p>stats[19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5]" office:value-type="string" office:string-value="stats[19].pp" calcext:value-type="string">
            <text:p>stats[19].pp</text:p>
          </table:table-cell>
          <table:table-cell office:value-type="string" calcext:value-type="string">
            <text:p>","</text:p>
          </table:table-cell>
          <table:table-cell table:formula="of:=[.F155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55]" office:value-type="string" office:string-value="ix+          intensidades MAXIMAS" calcext:value-type="string">
            <text:p>ix+ <text:s text:c="9"/>intensidades MAXIMAS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5]+1"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0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y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6]" office:value-type="string" office:string-value="stats[20].pp" calcext:value-type="string">
            <text:p>stats[20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6]" office:value-type="string" office:string-value="stats[20].pp" calcext:value-type="string">
            <text:p>stats[20].pp</text:p>
          </table:table-cell>
          <table:table-cell office:value-type="string" calcext:value-type="string">
            <text:p>","</text:p>
          </table:table-cell>
          <table:table-cell table:formula="of:=[.F156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56]" office:value-type="string" office:string-value="iy+" calcext:value-type="string">
            <text:p>iy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6]+1"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1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z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7]" office:value-type="string" office:string-value="stats[21].pp" calcext:value-type="string">
            <text:p>stats[21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7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7]" office:value-type="string" office:string-value="stats[21].pp" calcext:value-type="string">
            <text:p>stats[21].pp</text:p>
          </table:table-cell>
          <table:table-cell office:value-type="string" calcext:value-type="string">
            <text:p>","</text:p>
          </table:table-cell>
          <table:table-cell table:formula="of:=[.F157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57]" office:value-type="string" office:string-value="iz+" calcext:value-type="string">
            <text:p>iz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7]+1"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2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solar+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8]" office:value-type="string" office:string-value="stats[22].pp" calcext:value-type="string">
            <text:p>stats[22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8]" office:value-type="string" office:string-value="stats[22].pp" calcext:value-type="string">
            <text:p>stats[22].pp</text:p>
          </table:table-cell>
          <table:table-cell office:value-type="string" calcext:value-type="string">
            <text:p>","</text:p>
          </table:table-cell>
          <table:table-cell table:formula="of:=[.F158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58]" office:value-type="string" office:string-value="isolar+" calcext:value-type="string">
            <text:p>isolar+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formula="of:=[.A158]+1"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3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bus+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59]" office:value-type="string" office:string-value="stats[23].pp" calcext:value-type="string">
            <text:p>stats[23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5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5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59]" office:value-type="string" office:string-value="stats[23].pp" calcext:value-type="string">
            <text:p>stats[23].pp</text:p>
          </table:table-cell>
          <table:table-cell office:value-type="string" calcext:value-type="string">
            <text:p>","</text:p>
          </table:table-cell>
          <table:table-cell table:formula="of:=[.F159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59]" office:value-type="string" office:string-value="ibus+" calcext:value-type="string">
            <text:p>ibus+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59]+1"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4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batp+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0]" office:value-type="string" office:string-value="stats[24].pp" calcext:value-type="string">
            <text:p>stats[24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60]" office:value-type="string" office:string-value="stats[24].pp" calcext:value-type="string">
            <text:p>stats[24].pp</text:p>
          </table:table-cell>
          <table:table-cell office:value-type="string" calcext:value-type="string">
            <text:p>","</text:p>
          </table:table-cell>
          <table:table-cell table:formula="of:=[.F160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60]" office:value-type="string" office:string-value="ibatp+" calcext:value-type="string">
            <text:p>ibatp+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0]+1"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28" office:value-type="string" calcext:value-type="string">
            <text:p>stats[25].pp</text:p>
          </table:table-cell>
          <table:table-cell office:value-type="string" calcext:value-type="string">
            <text:p>uA</text:p>
          </table:table-cell>
          <table:table-cell table:style-name="ce80" office:value-type="string" calcext:value-type="string">
            <text:p>ibatn+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1]" office:value-type="string" office:string-value="stats[25].pp" calcext:value-type="string">
            <text:p>stats[25].p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1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61]" office:value-type="string" office:string-value="stats[25].pp" calcext:value-type="string">
            <text:p>stats[25].pp</text:p>
          </table:table-cell>
          <table:table-cell office:value-type="string" calcext:value-type="string">
            <text:p>","</text:p>
          </table:table-cell>
          <table:table-cell table:formula="of:=[.F161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61]" office:value-type="string" office:string-value="ibatn+" calcext:value-type="string">
            <text:p>ibatn+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1]+1"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19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generada por paneles X <text:s text:c="3"/>ix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2]" office:value-type="string" office:string-value="stats[19].ac" calcext:value-type="string">
            <text:p>stats[19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2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2]" office:value-type="string" office:string-value="stats[19].ac" calcext:value-type="string">
            <text:p>stats[19].ac</text:p>
          </table:table-cell>
          <table:table-cell office:value-type="string" calcext:value-type="string">
            <text:p>","</text:p>
          </table:table-cell>
          <table:table-cell table:formula="of:=[.F162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2]" office:value-type="string" office:string-value="carga generada por paneles X    ix_acc" calcext:value-type="string">
            <text:p>carga generada por paneles X <text:s text:c="3"/>ix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2]+1"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0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generada por paneles Y <text:s text:c="3"/>iy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3]" office:value-type="string" office:string-value="stats[20].ac" calcext:value-type="string">
            <text:p>stats[20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3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3]" office:value-type="string" office:string-value="stats[20].ac" calcext:value-type="string">
            <text:p>stats[20].ac</text:p>
          </table:table-cell>
          <table:table-cell office:value-type="string" calcext:value-type="string">
            <text:p>","</text:p>
          </table:table-cell>
          <table:table-cell table:formula="of:=[.F163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3]" office:value-type="string" office:string-value="carga generada por paneles Y    iy_acc" calcext:value-type="string">
            <text:p>carga generada por paneles Y <text:s text:c="3"/>iy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3]+1"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1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generada por paneles Z <text:s text:c="3"/>iz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4]" office:value-type="string" office:string-value="stats[21].ac" calcext:value-type="string">
            <text:p>stats[21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4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4]" office:value-type="string" office:string-value="stats[21].ac" calcext:value-type="string">
            <text:p>stats[21].ac</text:p>
          </table:table-cell>
          <table:table-cell office:value-type="string" calcext:value-type="string">
            <text:p>","</text:p>
          </table:table-cell>
          <table:table-cell table:formula="of:=[.F164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4]" office:value-type="string" office:string-value="carga generada por paneles Z    iz_acc" calcext:value-type="string">
            <text:p>carga generada por paneles Z <text:s text:c="3"/>iz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4]+1"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2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generada desde paneles <text:s text:c="3"/>isolar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5]" office:value-type="string" office:string-value="stats[22].ac" calcext:value-type="string">
            <text:p>stats[22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5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5]" office:value-type="string" office:string-value="stats[22].ac" calcext:value-type="string">
            <text:p>stats[22].ac</text:p>
          </table:table-cell>
          <table:table-cell office:value-type="string" calcext:value-type="string">
            <text:p>","</text:p>
          </table:table-cell>
          <table:table-cell table:formula="of:=[.F165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5]" office:value-type="string" office:string-value="carga generada desde paneles    isolar_acc" calcext:value-type="string">
            <text:p>carga generada desde paneles <text:s text:c="3"/>isolar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5]+1"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3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entregada al bus <text:s text:c="9"/>ibus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6]" office:value-type="string" office:string-value="stats[23].ac" calcext:value-type="string">
            <text:p>stats[23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6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6]" office:value-type="string" office:string-value="stats[23].ac" calcext:value-type="string">
            <text:p>stats[23].ac</text:p>
          </table:table-cell>
          <table:table-cell office:value-type="string" calcext:value-type="string">
            <text:p>","</text:p>
          </table:table-cell>
          <table:table-cell table:formula="of:=[.F166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6]" office:value-type="string" office:string-value="carga entregada al bus          ibus_acc" calcext:value-type="string">
            <text:p>carga entregada al bus <text:s text:c="9"/>ibus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6]+1"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4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entregada por la bateria <text:s/>ibatp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7]" office:value-type="string" office:string-value="stats[24].ac" calcext:value-type="string">
            <text:p>stats[24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7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7]" office:value-type="string" office:string-value="stats[24].ac" calcext:value-type="string">
            <text:p>stats[24].ac</text:p>
          </table:table-cell>
          <table:table-cell office:value-type="string" calcext:value-type="string">
            <text:p>","</text:p>
          </table:table-cell>
          <table:table-cell table:formula="of:=[.F167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7]" office:value-type="string" office:string-value="carga entregada por la bateria  ibatp_acc" calcext:value-type="string">
            <text:p>carga entregada por la bateria <text:s/>ibatp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7]+1"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28" office:value-type="string" calcext:value-type="string">
            <text:p>stats[25].ac</text:p>
          </table:table-cell>
          <table:table-cell table:style-name="ce5" office:value-type="string" calcext:value-type="string">
            <text:p>uA*t</text:p>
          </table:table-cell>
          <table:table-cell table:style-name="ce80" office:value-type="string" calcext:value-type="string">
            <text:p>carga entregada a la bateria <text:s text:c="3"/>ibatn_acc</text:p>
          </table:table-cell>
          <table:table-cell table:style-name="ce28" table:number-columns-repeated="2"/>
          <table:table-cell table:number-columns-repeated="2"/>
          <table:table-cell table:style-name="ce14" table:number-columns-repeated="3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8]" office:value-type="string" office:string-value="stats[25].ac" calcext:value-type="string">
            <text:p>stats[25].ac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8]" office:value-type="float" office:value="20" calcext:value-type="float">
            <text:p>2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style-name="ce93" table:formula="of:=[.E168]" office:value-type="string" office:string-value="stats[25].ac" calcext:value-type="string">
            <text:p>stats[25].ac</text:p>
          </table:table-cell>
          <table:table-cell office:value-type="string" calcext:value-type="string">
            <text:p>","</text:p>
          </table:table-cell>
          <table:table-cell table:formula="of:=[.F168]" office:value-type="string" office:string-value="uA*t" calcext:value-type="string">
            <text:p>uA*t</text:p>
          </table:table-cell>
          <table:table-cell office:value-type="string" calcext:value-type="string">
            <text:p>","</text:p>
          </table:table-cell>
          <table:table-cell table:style-name="ce93" table:formula="of:=[.G168]" office:value-type="string" office:string-value="carga entregada a la bateria    ibatn_acc" calcext:value-type="string">
            <text:p>carga entregada a la bateria <text:s text:c="3"/>ibatn_acc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formula="of:=[.A168]+1"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style-name="ce13" office:value-type="string" calcext:value-type="string">
            <text:p>checksu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hecksum</text:p>
          </table:table-cell>
          <table:table-cell table:number-columns-repeated="8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69]" office:value-type="string" office:string-value="checksum" calcext:value-type="string">
            <text:p>checksum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6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6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6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69]" office:value-type="string" office:string-value="checksum" calcext:value-type="string">
            <text:p>checksum</text:p>
          </table:table-cell>
          <table:table-cell office:value-type="string" calcext:value-type="string">
            <text:p>","</text:p>
          </table:table-cell>
          <table:table-cell table:formula="of:=[.F169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69]" office:value-type="string" office:string-value="checksum" calcext:value-type="string">
            <text:p>checksum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utiles</text:p>
          </table:table-cell>
          <table:table-cell table:style-name="ce4" table:formula="of:=SUM([.C112:.C169])" office:value-type="float" office:value="728" calcext:value-type="float">
            <text:p>728</text:p>
          </table:table-cell>
          <table:table-cell table:style-name="ce17"/>
          <table:table-cell office:value-type="string" calcext:value-type="string">
            <text:p>bit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24"/>
          <table:table-cell table:number-columns-repeated="963"/>
        </table:table-row>
        <table:table-row table:style-name="ro1">
          <table:table-cell table:style-name="ce5"/>
          <table:table-cell/>
          <table:table-cell table:style-name="ce12" table:formula="of:=[.C170]/8" office:value-type="float" office:value="91" calcext:value-type="float">
            <text:p>91,00</text:p>
          </table:table-cell>
          <table:table-cell table:style-name="ce17"/>
          <table:table-cell office:value-type="string" calcext:value-type="string">
            <text:p>byte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24"/>
          <table:table-cell table:number-columns-repeated="963"/>
        </table:table-row>
        <table:table-row table:style-name="ro1">
          <table:table-cell table:style-name="ce5"/>
          <table:table-cell office:value-type="string" calcext:value-type="string">
            <text:p>total</text:p>
          </table:table-cell>
          <table:table-cell table:style-name="ce4" table:formula="of:=[.C170]+[.C110]+[.C111]" office:value-type="float" office:value="792" calcext:value-type="float">
            <text:p>792</text:p>
          </table:table-cell>
          <table:table-cell/>
          <table:table-cell office:value-type="string" calcext:value-type="string">
            <text:p>bit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24"/>
          <table:table-cell table:number-columns-repeated="963"/>
        </table:table-row>
        <table:table-row table:style-name="ro1">
          <table:table-cell table:style-name="ce5"/>
          <table:table-cell office:value-type="string" calcext:value-type="string">
            <text:p>tiempo</text:p>
          </table:table-cell>
          <table:table-cell table:style-name="ce4" table:formula="of:=[.C172]/50*1000" office:value-type="float" office:value="15840" calcext:value-type="float">
            <text:p>15840</text:p>
          </table:table-cell>
          <table:table-cell/>
          <table:table-cell office:value-type="string" calcext:value-type="string">
            <text:p>ms</text:p>
          </table:table-cell>
          <table:table-cell table:number-columns-repeated="5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24"/>
          <table:table-cell table:number-columns-repeated="963"/>
        </table:table-row>
        <table:table-row table:style-name="ro1">
          <table:table-cell table:style-name="ce5"/>
          <table:table-cell/>
          <table:table-cell table:formula="of:=[.C172]/8" office:value-type="float" office:value="99" calcext:value-type="float">
            <text:p>99</text:p>
          </table:table-cell>
          <table:table-cell table:number-columns-repeated="7"/>
          <table:table-cell table:style-name="ce87"/>
          <table:table-cell table:style-name="ce15" table:number-columns-repeated="3"/>
          <table:table-cell table:style-name="ce87"/>
          <table:table-cell table:style-name="ce15" table:number-columns-repeated="6"/>
          <table:table-cell table:style-name="ce2"/>
          <table:table-cell table:style-name="ce15" table:number-columns-repeated="3"/>
          <table:table-cell table:style-name="ce87"/>
          <table:table-cell table:style-name="ce15" table:number-columns-repeated="2"/>
          <table:table-cell/>
          <table:table-cell table:style-name="ce15" table:number-columns-repeated="7"/>
          <table:table-cell table:style-name="ce87"/>
          <table:table-cell table:style-name="ce15" table:number-columns-repeated="24"/>
          <table:table-cell table:number-columns-repeated="963"/>
        </table:table-row>
        <table:table-row table:style-name="ro1">
          <table:table-cell table:style-name="ce7"/>
          <table:table-cell table:style-name="ce5"/>
          <table:table-cell table:style-name="ce14" table:number-columns-repeated="2"/>
          <table:table-cell table:style-name="ce28"/>
          <table:table-cell table:style-name="ce5"/>
          <table:table-cell table:style-name="ce14"/>
          <table:table-cell table:style-name="ce28" table:number-columns-repeated="2"/>
          <table:table-cell/>
          <table:table-cell table:style-name="ce29"/>
          <table:table-cell table:style-name="ce28" table:number-columns-repeated="3"/>
          <table:table-cell table:style-name="ce29"/>
          <table:table-cell table:style-name="ce28" table:number-columns-repeated="6"/>
          <table:table-cell table:style-name="ce2"/>
          <table:table-cell table:style-name="ce28" table:number-columns-repeated="3"/>
          <table:table-cell table:style-name="ce29"/>
          <table:table-cell table:style-name="ce28" table:number-columns-repeated="10"/>
          <table:table-cell table:style-name="ce29"/>
          <table:table-cell table:style-name="ce28" table:number-columns-repeated="24"/>
          <table:table-cell table:style-name="ce14" table:number-columns-repeated="963"/>
        </table:table-row>
        <table:table-row table:style-name="ro1">
          <table:table-cell table:style-name="ce5" table:number-columns-repeated="2"/>
          <table:table-cell table:style-name="ce14" table:number-columns-repeated="2"/>
          <table:table-cell table:style-name="ce28"/>
          <table:table-cell table:style-name="ce5"/>
          <table:table-cell table:style-name="ce14"/>
          <table:table-cell table:style-name="ce28" table:number-columns-repeated="2"/>
          <table:table-cell/>
          <table:table-cell table:style-name="ce86"/>
          <table:table-cell table:style-name="ce14" table:number-columns-repeated="3"/>
          <table:table-cell table:style-name="ce86"/>
          <table:table-cell table:style-name="ce14" table:number-columns-repeated="6"/>
          <table:table-cell table:style-name="ce2"/>
          <table:table-cell table:style-name="ce14" table:number-columns-repeated="3"/>
          <table:table-cell table:style-name="ce86"/>
          <table:table-cell table:style-name="ce14" table:number-columns-repeated="2"/>
          <table:table-cell table:style-name="ce28"/>
          <table:table-cell table:style-name="ce14" table:number-columns-repeated="7"/>
          <table:table-cell table:style-name="ce86"/>
          <table:table-cell table:style-name="ce14" table:number-columns-repeated="987"/>
        </table:table-row>
        <table:table-row table:style-name="ro1">
          <table:table-cell table:number-columns-repeated="10"/>
          <table:table-cell table:style-name="ce86"/>
          <table:table-cell table:style-name="ce14" table:number-columns-repeated="3"/>
          <table:table-cell table:style-name="ce86"/>
          <table:table-cell table:style-name="ce14" table:number-columns-repeated="6"/>
          <table:table-cell table:style-name="ce2"/>
          <table:table-cell table:style-name="ce14" table:number-columns-repeated="3"/>
          <table:table-cell table:style-name="ce86"/>
          <table:table-cell table:style-name="ce14" table:number-columns-repeated="2"/>
          <table:table-cell table:style-name="ce28"/>
          <table:table-cell table:style-name="ce14" table:number-columns-repeated="7"/>
          <table:table-cell table:style-name="ce86"/>
          <table:table-cell table:style-name="ce14" table:number-columns-repeated="25"/>
          <table:table-cell table:number-columns-repeated="962"/>
        </table:table-row>
        <table:table-row table:style-name="ro1">
          <table:table-cell table:number-columns-repeated="2" table:style-name="ce4" office:value-type="string" calcext:value-type="string">
            <text:p>ID</text:p>
          </table:table-cell>
          <table:table-cell table:style-name="ce4" office:value-type="string" calcext:value-type="string">
            <text:p>--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VARIABLE</text:p>
          </table:table-cell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DATOS CALCULADOS EN TIERRA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ini</text:p>
          </table:table-cell>
          <table:table-cell/>
          <table:table-cell table:style-name="ce86"/>
          <table:table-cell table:style-name="ce14" table:number-columns-repeated="3"/>
          <table:table-cell table:style-name="ce86"/>
          <table:table-cell table:style-name="ce14" table:number-columns-repeated="6"/>
          <table:table-cell table:style-name="ce2"/>
          <table:table-cell table:style-name="ce14" table:number-columns-repeated="3"/>
          <table:table-cell table:style-name="ce86"/>
          <table:table-cell table:style-name="ce14" table:number-columns-repeated="2"/>
          <table:table-cell table:style-name="ce28"/>
          <table:table-cell table:style-name="ce14" table:number-columns-repeated="7"/>
          <table:table-cell table:style-name="ce86"/>
          <table:table-cell table:style-name="ce14" table:number-columns-repeated="25"/>
          <table:table-cell table:number-columns-repeated="962"/>
        </table:table-row>
        <table:table-row table:style-name="ro1">
          <table:table-cell table:style-name="ce5" table:formula="of:=[.A169]+1" office:value-type="float" office:value="125" calcext:value-type="float">
            <text:p>1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ktn</text:p>
          </table:table-cell>
          <table:table-cell table:style-name="ce46" office:value-type="string" calcext:value-type="string">
            <text:p>--</text:p>
          </table:table-cell>
          <table:table-cell table:style-name="ce64" office:value-type="string" calcext:value-type="string">
            <text:p>contador paquetes recibidos en GNDSTA</text:p>
          </table:table-cell>
          <table:table-cell table:style-name="ce28" office:value-type="string" calcext:value-type="string">
            <text:p>u16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86"/>
          <table:table-cell table:formula="of:=CONCATENATE([.H179];&quot; &quot;;[.E179];&quot;=&quot;;[.I179];&quot;;&quot;)" office:value-type="string" office:string-value="u16 pktn=0;" calcext:value-type="string">
            <text:p>u16 pktn=0;</text:p>
          </table:table-cell>
          <table:table-cell table:style-name="ce14" table:number-columns-repeated="2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79]" office:value-type="string" office:string-value="pktn" calcext:value-type="string">
            <text:p>pkt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7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7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7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79]" office:value-type="string" office:string-value="pktn" calcext:value-type="string">
            <text:p>pktn</text:p>
          </table:table-cell>
          <table:table-cell office:value-type="string" calcext:value-type="string">
            <text:p>","</text:p>
          </table:table-cell>
          <table:table-cell table:formula="of:=[.F179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79]" office:value-type="string" office:string-value="contador paquetes recibidos en GNDSTA" calcext:value-type="string">
            <text:p>contador paquetes recibidos en GNDSTA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79]+1" office:value-type="float" office:value="126" calcext:value-type="float">
            <text:p>1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ktm[0]</text:p>
          </table:table-cell>
          <table:table-cell table:style-name="ce46" office:value-type="string" calcext:value-type="string">
            <text:p>--</text:p>
          </table:table-cell>
          <table:table-cell table:style-name="ce64" office:value-type="string" calcext:value-type="string">
            <text:p>contador paquetes recibidos tipo0</text:p>
          </table:table-cell>
          <table:table-cell table:style-name="ce28" table:number-columns-repeated="2"/>
          <table:table-cell/>
          <table:table-cell table:style-name="ce86"/>
          <table:table-cell/>
          <table:table-cell table:style-name="ce17"/>
          <table:table-cell table:style-name="ce14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0]" office:value-type="string" office:string-value="pktm[0]" calcext:value-type="string">
            <text:p>pktm[0]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0]" office:value-type="string" office:string-value="pktm[0]" calcext:value-type="string">
            <text:p>pktm[0]</text:p>
          </table:table-cell>
          <table:table-cell office:value-type="string" calcext:value-type="string">
            <text:p>","</text:p>
          </table:table-cell>
          <table:table-cell table:formula="of:=[.F180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80]" office:value-type="string" office:string-value="contador paquetes recibidos tipo0" calcext:value-type="string">
            <text:p>contador paquetes recibidos tipo0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80]+1" office:value-type="float" office:value="127" calcext:value-type="float">
            <text:p>12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ktm[1]</text:p>
          </table:table-cell>
          <table:table-cell table:style-name="ce46" office:value-type="string" calcext:value-type="string">
            <text:p>--</text:p>
          </table:table-cell>
          <table:table-cell table:style-name="ce64" office:value-type="string" calcext:value-type="string">
            <text:p>contador paquetes recibidos tipo1</text:p>
          </table:table-cell>
          <table:table-cell table:style-name="ce28" table:number-columns-repeated="2"/>
          <table:table-cell/>
          <table:table-cell table:style-name="ce86"/>
          <table:table-cell/>
          <table:table-cell table:style-name="ce17"/>
          <table:table-cell table:style-name="ce14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1]" office:value-type="string" office:string-value="pktm[1]" calcext:value-type="string">
            <text:p>pktm[1]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1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1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1]" office:value-type="string" office:string-value="pktm[1]" calcext:value-type="string">
            <text:p>pktm[1]</text:p>
          </table:table-cell>
          <table:table-cell office:value-type="string" calcext:value-type="string">
            <text:p>","</text:p>
          </table:table-cell>
          <table:table-cell table:formula="of:=[.F181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81]" office:value-type="string" office:string-value="contador paquetes recibidos tipo1" calcext:value-type="string">
            <text:p>contador paquetes recibidos tipo1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81]+1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ktm[2]</text:p>
          </table:table-cell>
          <table:table-cell table:style-name="ce46" office:value-type="string" calcext:value-type="string">
            <text:p>--</text:p>
          </table:table-cell>
          <table:table-cell table:style-name="ce64" office:value-type="string" calcext:value-type="string">
            <text:p>contador paquetes recibidos tipo2</text:p>
          </table:table-cell>
          <table:table-cell table:style-name="ce28" table:number-columns-repeated="2"/>
          <table:table-cell/>
          <table:table-cell table:style-name="ce86"/>
          <table:table-cell/>
          <table:table-cell table:style-name="ce17"/>
          <table:table-cell table:style-name="ce14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2]" office:value-type="string" office:string-value="pktm[2]" calcext:value-type="string">
            <text:p>pktm[2]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2]" office:value-type="string" office:string-value="pktm[2]" calcext:value-type="string">
            <text:p>pktm[2]</text:p>
          </table:table-cell>
          <table:table-cell office:value-type="string" calcext:value-type="string">
            <text:p>","</text:p>
          </table:table-cell>
          <table:table-cell table:formula="of:=[.F182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82]" office:value-type="string" office:string-value="contador paquetes recibidos tipo2" calcext:value-type="string">
            <text:p>contador paquetes recibidos tipo2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82]+1" office:value-type="float" office:value="129" calcext:value-type="float">
            <text:p>1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ktm[3]</text:p>
          </table:table-cell>
          <table:table-cell table:style-name="ce46" office:value-type="string" calcext:value-type="string">
            <text:p>--</text:p>
          </table:table-cell>
          <table:table-cell table:style-name="ce64" office:value-type="string" calcext:value-type="string">
            <text:p>contador paquetes recibidos tipo3</text:p>
          </table:table-cell>
          <table:table-cell table:style-name="ce28" table:number-columns-repeated="2"/>
          <table:table-cell/>
          <table:table-cell table:style-name="ce86"/>
          <table:table-cell/>
          <table:table-cell table:style-name="ce17"/>
          <table:table-cell table:style-name="ce14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3]" office:value-type="string" office:string-value="pktm[3]" calcext:value-type="string">
            <text:p>pktm[3]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3]" office:value-type="string" office:string-value="pktm[3]" calcext:value-type="string">
            <text:p>pktm[3]</text:p>
          </table:table-cell>
          <table:table-cell office:value-type="string" calcext:value-type="string">
            <text:p>","</text:p>
          </table:table-cell>
          <table:table-cell table:formula="of:=[.F183]" office:value-type="string" office:string-value="--" calcext:value-type="string">
            <text:p>--</text:p>
          </table:table-cell>
          <table:table-cell office:value-type="string" calcext:value-type="string">
            <text:p>","</text:p>
          </table:table-cell>
          <table:table-cell table:formula="of:=[.G183]" office:value-type="string" office:string-value="contador paquetes recibidos tipo3" calcext:value-type="string">
            <text:p>contador paquetes recibidos tipo3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83]+1" office:value-type="float" office:value="130" calcext:value-type="float">
            <text:p>1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alfax</text:p>
          </table:table-cell>
          <table:table-cell table:style-name="ce46" office:value-type="string" calcext:value-type="string">
            <text:p>deg</text:p>
          </table:table-cell>
          <table:table-cell table:style-name="ce56" office:value-type="string" calcext:value-type="string">
            <text:p>angulo incidencia sol panel X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4];&quot; &quot;;[.E184];&quot;=&quot;;[.I184];&quot;;&quot;)" office:value-type="string" office:string-value="u16 alfax=999;" calcext:value-type="string">
            <text:p>u16 alfax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4]" office:value-type="string" office:string-value="alfax" calcext:value-type="string">
            <text:p>alfax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4]" office:value-type="string" office:string-value="alfax" calcext:value-type="string">
            <text:p>alfax</text:p>
          </table:table-cell>
          <table:table-cell office:value-type="string" calcext:value-type="string">
            <text:p>","</text:p>
          </table:table-cell>
          <table:table-cell table:formula="of:=[.F184]" office:value-type="string" office:string-value="deg" calcext:value-type="string">
            <text:p>deg</text:p>
          </table:table-cell>
          <table:table-cell office:value-type="string" calcext:value-type="string">
            <text:p>","</text:p>
          </table:table-cell>
          <table:table-cell table:formula="of:=[.G184]" office:value-type="string" office:string-value="angulo incidencia sol panel X" calcext:value-type="string">
            <text:p>angulo incidencia sol panel X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4]+1" office:value-type="float" office:value="131" calcext:value-type="float">
            <text:p>13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alfay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ngulo incidencia sol panel Y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5];&quot; &quot;;[.E185];&quot;=&quot;;[.I185];&quot;;&quot;)" office:value-type="string" office:string-value="u16 alfay=999;" calcext:value-type="string">
            <text:p>u16 alfay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5]" office:value-type="string" office:string-value="alfay" calcext:value-type="string">
            <text:p>alfay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5]" office:value-type="string" office:string-value="alfay" calcext:value-type="string">
            <text:p>alfay</text:p>
          </table:table-cell>
          <table:table-cell office:value-type="string" calcext:value-type="string">
            <text:p>","</text:p>
          </table:table-cell>
          <table:table-cell table:formula="of:=[.F185]" office:value-type="string" office:string-value="deg" calcext:value-type="string">
            <text:p>deg</text:p>
          </table:table-cell>
          <table:table-cell office:value-type="string" calcext:value-type="string">
            <text:p>","</text:p>
          </table:table-cell>
          <table:table-cell table:formula="of:=[.G185]" office:value-type="string" office:string-value="angulo incidencia sol panel Y" calcext:value-type="string">
            <text:p>angulo incidencia sol panel Y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5]+1" office:value-type="float" office:value="132" calcext:value-type="float">
            <text:p>1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alfaz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ngulo incidencia sol panel Z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6];&quot; &quot;;[.E186];&quot;=&quot;;[.I186];&quot;;&quot;)" office:value-type="string" office:string-value="u16 alfaz=999;" calcext:value-type="string">
            <text:p>u16 alfaz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6]" office:value-type="string" office:string-value="alfaz" calcext:value-type="string">
            <text:p>alfaz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6]" office:value-type="string" office:string-value="alfaz" calcext:value-type="string">
            <text:p>alfaz</text:p>
          </table:table-cell>
          <table:table-cell office:value-type="string" calcext:value-type="string">
            <text:p>","</text:p>
          </table:table-cell>
          <table:table-cell table:formula="of:=[.F186]" office:value-type="string" office:string-value="deg" calcext:value-type="string">
            <text:p>deg</text:p>
          </table:table-cell>
          <table:table-cell office:value-type="string" calcext:value-type="string">
            <text:p>","</text:p>
          </table:table-cell>
          <table:table-cell table:formula="of:=[.G186]" office:value-type="string" office:string-value="angulo incidencia sol panel Z" calcext:value-type="string">
            <text:p>angulo incidencia sol panel Z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6]+1" office:value-type="float" office:value="133" calcext:value-type="float">
            <text:p>13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ix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instantanea entregada por el MPTX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7];&quot; &quot;;[.E187];&quot;=&quot;;[.I187];&quot;;&quot;)" office:value-type="string" office:string-value="u16 ix=999;" calcext:value-type="string">
            <text:p>u16 ix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7]" office:value-type="string" office:string-value="ix" calcext:value-type="string">
            <text:p>ix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7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7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7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7]" office:value-type="string" office:string-value="ix" calcext:value-type="string">
            <text:p>ix</text:p>
          </table:table-cell>
          <table:table-cell office:value-type="string" calcext:value-type="string">
            <text:p>","</text:p>
          </table:table-cell>
          <table:table-cell table:formula="of:=[.F187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87]" office:value-type="string" office:string-value="intensidad instantanea entregada por el MPTX" calcext:value-type="string">
            <text:p>intensidad instantanea entregada por el MPTX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7]+1" office:value-type="float" office:value="134" calcext:value-type="float">
            <text:p>13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iy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instantanea entregada por el MPTY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8];&quot; &quot;;[.E188];&quot;=&quot;;[.I188];&quot;;&quot;)" office:value-type="string" office:string-value="u16 iy=999;" calcext:value-type="string">
            <text:p>u16 iy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8]" office:value-type="string" office:string-value="iy" calcext:value-type="string">
            <text:p>iy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8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8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8]" office:value-type="string" office:string-value="iy" calcext:value-type="string">
            <text:p>iy</text:p>
          </table:table-cell>
          <table:table-cell office:value-type="string" calcext:value-type="string">
            <text:p>","</text:p>
          </table:table-cell>
          <table:table-cell table:formula="of:=[.F188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88]" office:value-type="string" office:string-value="intensidad instantanea entregada por el MPTY" calcext:value-type="string">
            <text:p>intensidad instantanea entregada por el MPTY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8]+1" office:value-type="float" office:value="135" calcext:value-type="float">
            <text:p>13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iz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instantanea entregada por el MPTZ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89];&quot; &quot;;[.E189];&quot;=&quot;;[.I189];&quot;;&quot;)" office:value-type="string" office:string-value="u16 iz=999;" calcext:value-type="string">
            <text:p>u16 iz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89]" office:value-type="string" office:string-value="iz" calcext:value-type="string">
            <text:p>iz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8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89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89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89]" office:value-type="string" office:string-value="iz" calcext:value-type="string">
            <text:p>iz</text:p>
          </table:table-cell>
          <table:table-cell office:value-type="string" calcext:value-type="string">
            <text:p>","</text:p>
          </table:table-cell>
          <table:table-cell table:formula="of:=[.F189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89]" office:value-type="string" office:string-value="intensidad instantanea entregada por el MPTZ" calcext:value-type="string">
            <text:p>intensidad instantanea entregada por el MPTZ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89]+1" office:value-type="float" office:value="136" calcext:value-type="float">
            <text:p>13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isolar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instantanea entregada por los MPT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0];&quot; &quot;;[.E190];&quot;=&quot;;[.I190];&quot;;&quot;)" office:value-type="string" office:string-value="u16 isolar=999;" calcext:value-type="string">
            <text:p>u16 isolar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0]" office:value-type="string" office:string-value="isolar" calcext:value-type="string">
            <text:p>isolar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0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0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0]" office:value-type="string" office:string-value="isolar" calcext:value-type="string">
            <text:p>isolar</text:p>
          </table:table-cell>
          <table:table-cell office:value-type="string" calcext:value-type="string">
            <text:p>","</text:p>
          </table:table-cell>
          <table:table-cell table:formula="of:=[.F190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90]" office:value-type="string" office:string-value="intensidad instantanea entregada por los MPT" calcext:value-type="string">
            <text:p>intensidad instantanea entregada por los MPT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90]+1" office:value-type="float" office:value="137" calcext:value-type="float">
            <text:p>13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ibatp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desde la bateria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1];&quot; &quot;;[.E191];&quot;=&quot;;[.I191];&quot;;&quot;)" office:value-type="string" office:string-value="u16 ibatp=999;" calcext:value-type="string">
            <text:p>u16 ibatp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1]" office:value-type="string" office:string-value="ibatp" calcext:value-type="string">
            <text:p>ibat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1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1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1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1]" office:value-type="string" office:string-value="ibatp" calcext:value-type="string">
            <text:p>ibatp</text:p>
          </table:table-cell>
          <table:table-cell office:value-type="string" calcext:value-type="string">
            <text:p>","</text:p>
          </table:table-cell>
          <table:table-cell table:formula="of:=[.F191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91]" office:value-type="string" office:string-value="intensidad desde la bateria" calcext:value-type="string">
            <text:p>intensidad desde la bater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91]+1" office:value-type="float" office:value="138" calcext:value-type="float">
            <text:p>13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ibatn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hacia la bateria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2];&quot; &quot;;[.E192];&quot;=&quot;;[.I192];&quot;;&quot;)" office:value-type="string" office:string-value="u16 ibatn=999;" calcext:value-type="string">
            <text:p>u16 ibatn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2]" office:value-type="string" office:string-value="ibatn" calcext:value-type="string">
            <text:p>ibatn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2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2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2]" office:value-type="string" office:string-value="ibatn" calcext:value-type="string">
            <text:p>ibatn</text:p>
          </table:table-cell>
          <table:table-cell office:value-type="string" calcext:value-type="string">
            <text:p>","</text:p>
          </table:table-cell>
          <table:table-cell table:formula="of:=[.F192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92]" office:value-type="string" office:string-value="intensidad hacia la bateria" calcext:value-type="string">
            <text:p>intensidad hacia la bateria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92]+1" office:value-type="float" office:value="139" calcext:value-type="float">
            <text:p>13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ibus</text:p>
          </table:table-cell>
          <table:table-cell table:style-name="ce5" office:value-type="string" calcext:value-type="string">
            <text:p>uA</text:p>
          </table:table-cell>
          <table:table-cell office:value-type="string" calcext:value-type="string">
            <text:p>intensidad hacia la carga (impt+ibatp)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3];&quot; &quot;;[.E193];&quot;=&quot;;[.I193];&quot;;&quot;)" office:value-type="string" office:string-value="u16 ibus=999;" calcext:value-type="string">
            <text:p>u16 ibus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3]" office:value-type="string" office:string-value="ibus" calcext:value-type="string">
            <text:p>ibu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3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3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3]" office:value-type="string" office:string-value="ibus" calcext:value-type="string">
            <text:p>ibus</text:p>
          </table:table-cell>
          <table:table-cell office:value-type="string" calcext:value-type="string">
            <text:p>","</text:p>
          </table:table-cell>
          <table:table-cell table:formula="of:=[.F193]" office:value-type="string" office:string-value="uA" calcext:value-type="string">
            <text:p>uA</text:p>
          </table:table-cell>
          <table:table-cell office:value-type="string" calcext:value-type="string">
            <text:p>","</text:p>
          </table:table-cell>
          <table:table-cell table:formula="of:=[.G193]" office:value-type="string" office:string-value="intensidad hacia la carga (impt+ibatp)" calcext:value-type="string">
            <text:p>intensidad hacia la carga (impt+ibatp)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93]+1" office:value-type="float" office:value="140" calcext:value-type="float">
            <text:p>140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/>
          <table:table-cell table:style-name="ce40" office:value-type="string" calcext:value-type="string">
            <text:p>psolar</text:p>
          </table:table-cell>
          <table:table-cell table:style-name="ce5" office:value-type="string" calcext:value-type="string">
            <text:p>uW</text:p>
          </table:table-cell>
          <table:table-cell office:value-type="string" calcext:value-type="string">
            <text:p>potencia desde MPT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4];&quot; &quot;;[.E194];&quot;=&quot;;[.I194];&quot;;&quot;)" office:value-type="string" office:string-value="u16 psolar=999;" calcext:value-type="string">
            <text:p>u16 psolar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4]" office:value-type="string" office:string-value="psolar" calcext:value-type="string">
            <text:p>psolar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4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4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4]" office:value-type="string" office:string-value="psolar" calcext:value-type="string">
            <text:p>psolar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","</text:p>
          </table:table-cell>
          <table:table-cell table:formula="of:=[.G194]" office:value-type="string" office:string-value="potencia desde MPT" calcext:value-type="string">
            <text:p>potencia desde MPT</text:p>
          </table:table-cell>
          <table:table-cell office:value-type="string" calcext:value-type="string">
            <text:p>"},</text:p>
          </table:table-cell>
          <table:table-cell table:number-columns-repeated="988"/>
        </table:table-row>
        <table:table-row table:style-name="ro1">
          <table:table-cell table:style-name="ce5" table:formula="of:=[.A194]+1" office:value-type="float" office:value="141" calcext:value-type="float">
            <text:p>14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8" office:value-type="string" calcext:value-type="string">
            <text:p>pbatp</text:p>
          </table:table-cell>
          <table:table-cell table:style-name="ce5" office:value-type="string" calcext:value-type="string">
            <text:p>uW</text:p>
          </table:table-cell>
          <table:table-cell office:value-type="string" calcext:value-type="string">
            <text:p>potencia desde bateria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86"/>
          <table:table-cell table:formula="of:=CONCATENATE([.H195];&quot; &quot;;[.E195];&quot;=&quot;;[.I195];&quot;;&quot;)" office:value-type="string" office:string-value="u16 pbatp=999;" calcext:value-type="string">
            <text:p>u16 pbatp=999;</text:p>
          </table:table-cell>
          <table:table-cell table:style-name="ce17"/>
          <table:table-cell table:style-name="ce14"/>
          <table:table-cell table:style-name="ce86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5]" office:value-type="string" office:string-value="pbatp" calcext:value-type="string">
            <text:p>pbatp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5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,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5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5]" office:value-type="string" office:string-value="pbatp" calcext:value-type="string">
            <text:p>pbatp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","</text:p>
          </table:table-cell>
          <table:table-cell table:formula="of:=[.G195]" office:value-type="string" office:string-value="potencia desde bateria" calcext:value-type="string">
            <text:p>potencia desde bateria</text:p>
          </table:table-cell>
          <table:table-cell office:value-type="string" calcext:value-type="string">
            <text:p>"},</text:p>
          </table:table-cell>
          <table:table-cell/>
          <table:table-cell table:style-name="ce14" table:number-columns-repeated="987"/>
        </table:table-row>
        <table:table-row table:style-name="ro1">
          <table:table-cell table:style-name="ce5" table:formula="of:=[.A195]+1" office:value-type="float" office:value="142" calcext:value-type="float">
            <text:p>14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office:value-type="string" calcext:value-type="string">
            <text:p>pbus</text:p>
          </table:table-cell>
          <table:table-cell table:style-name="ce5" office:value-type="string" calcext:value-type="string">
            <text:p>uW</text:p>
          </table:table-cell>
          <table:table-cell office:value-type="string" calcext:value-type="string">
            <text:p>potencia hacia bus</text:p>
          </table:table-cell>
          <table:table-cell office:value-type="string" calcext:value-type="string">
            <text:p>u1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CONCATENATE([.H196];&quot; &quot;;[.E196];&quot;=&quot;;[.I196];&quot;;&quot;)" office:value-type="string" office:string-value="u16 pbus=999;" calcext:value-type="string">
            <text:p>u16 pbus=999;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&amp;</text:p>
          </table:table-cell>
          <table:table-cell table:style-name="ce15" table:formula="of:=[.E196]" office:value-type="string" office:string-value="pbus" calcext:value-type="string">
            <text:p>pbus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C19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[.T196]" office:value-type="float" office:value="16" calcext:value-type="float">
            <text:p>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}};</text:p>
          </table:table-cell>
          <table:table-cell/>
          <table:table-cell table:style-name="ce2" office:value-type="string" calcext:value-type="string">
            <text:p>{</text:p>
          </table:table-cell>
          <table:table-cell table:style-name="ce2"/>
          <table:table-cell table:formula="of:=[.D196]" office:value-type="float" office:value="0" calcext:value-type="float">
            <text:p>0</text:p>
          </table:table-cell>
          <table:table-cell office:value-type="string" calcext:value-type="string">
            <text:p>,"</text:p>
          </table:table-cell>
          <table:table-cell table:formula="of:=[.E196]" office:value-type="string" office:string-value="pbus" calcext:value-type="string">
            <text:p>pbus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","</text:p>
          </table:table-cell>
          <table:table-cell table:formula="of:=[.G196]" office:value-type="string" office:string-value="potencia hacia bus" calcext:value-type="string">
            <text:p>potencia hacia bus</text:p>
          </table:table-cell>
          <table:table-cell table:style-name="ce2" office:value-type="string" calcext:value-type="string">
            <text:p>"}};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string" calcext:value-type="string">
            <text:p>#endif</text:p>
          </table:table-cell>
          <table:table-cell table:number-columns-repeated="997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BIOS" table:style-name="ta1">
        <office:forms form:automatic-focus="false" form:apply-design-mode="false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201013</text:p>
          </table:table-cell>
          <table:table-cell office:value-type="string" calcext:value-type="string">
            <text:p>busdrop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ecksume2p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cos nivel potencia transponded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stats[17].pp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pwrdet</text:p>
          </table:table-cell>
        </table:table-row>
        <table:table-row table:style-name="ro1">
          <table:table-cell/>
          <table:table-cell table:style-name="ce29" office:value-type="string" calcext:value-type="string">
            <text:p>stats[18].pp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squel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stats[17].pn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pwrdet</text:p>
          </table:table-cell>
        </table:table-row>
        <table:table-row table:style-name="ro1">
          <table:table-cell/>
          <table:table-cell table:style-name="ce36" office:value-type="string" calcext:value-type="string">
            <text:p>stats[18].pn</text:p>
          </table:table-cell>
          <table:table-cell table:style-name="ce45" office:value-type="string" calcext:value-type="string">
            <text:p>dBm</text:p>
          </table:table-cell>
          <table:table-cell table:style-name="ce80" office:value-type="string" calcext:value-type="string">
            <text:p>squel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.16mm" fo:margin-bottom="10.16mm" fo:margin-left="10.16mm" fo:margin-right="10.16mm" style:shadow="none" loext:scale-to-X="1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3:40:58.9739154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13:52:12.300768007</dc:date>
    <meta:editing-duration>P2DT6H50M28S</meta:editing-duration>
    <meta:editing-cycles>1007</meta:editing-cycles>
    <meta:generator>LibreOffice/6.0.7.3$Linux_X86_64 LibreOffice_project/00m0$Build-3</meta:generator>
    <meta:document-statistic meta:table-count="2" meta:cell-count="3954" meta:object-count="0"/>
  </office:meta>
</office:document-meta>
</file>